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5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7.92cm"/>
    </style:style>
    <style:style style:name="co10" style:family="table-column">
      <style:table-column-properties fo:break-before="auto" style:column-width="12.9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5.738cm" fo:break-before="auto" style:use-optimal-row-height="true"/>
    </style:style>
    <style:style style:name="ro7" style:family="table-row">
      <style:table-row-properties style:row-height="6.212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895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3.844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3.369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921cm" fo:break-before="auto" style:use-optimal-row-height="true"/>
    </style:style>
    <style:style style:name="ro16" style:family="table-row">
      <style:table-row-properties style:row-height="1.446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3.21cm" fo:break-before="auto" style:use-optimal-row-height="true"/>
    </style:style>
    <style:style style:name="ro19" style:family="table-row">
      <style:table-row-properties style:row-height="4.711cm" fo:break-before="auto" style:use-optimal-row-height="true"/>
    </style:style>
    <style:style style:name="ro20" style:family="table-row">
      <style:table-row-properties style:row-height="2.106cm" fo:break-before="auto" style:use-optimal-row-height="true"/>
    </style:style>
    <style:style style:name="ro21" style:family="table-row">
      <style:table-row-properties style:row-height="1.711cm" fo:break-before="auto" style:use-optimal-row-height="true"/>
    </style:style>
    <style:style style:name="ro22" style:family="table-row">
      <style:table-row-properties style:row-height="2.027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5.265cm" fo:break-before="auto" style:use-optimal-row-height="true"/>
    </style:style>
    <style:style style:name="ro2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4.948cm" fo:break-before="auto" style:use-optimal-row-height="true"/>
    </style:style>
    <style:style style:name="ro27" style:family="table-row">
      <style:table-row-properties style:row-height="1.053cm" fo:break-before="auto" style:use-optimal-row-height="true"/>
    </style:style>
    <style:style style:name="ro28" style:family="table-row">
      <style:table-row-properties style:row-height="6.054cm" fo:break-before="auto" style:use-optimal-row-height="true"/>
    </style:style>
    <style:style style:name="ro29" style:family="table-row">
      <style:table-row-properties style:row-height="2.29cm" fo:break-before="auto" style:use-optimal-row-height="true"/>
    </style:style>
    <style:style style:name="ro30" style:family="table-row">
      <style:table-row-properties style:row-height="0.974cm" fo:break-before="auto" style:use-optimal-row-height="true"/>
    </style:style>
    <style:style style:name="ro31" style:family="table-row">
      <style:table-row-properties style:row-height="0.947cm" fo:break-before="auto" style:use-optimal-row-height="true"/>
    </style:style>
    <style:style style:name="ro32" style:family="table-row">
      <style:table-row-properties style:row-height="1.842cm" fo:break-before="auto" style:use-optimal-row-height="true"/>
    </style:style>
    <style:style style:name="ro33" style:family="table-row">
      <style:table-row-properties style:row-height="0.499cm" fo:break-before="auto" style:use-optimal-row-height="true"/>
    </style:style>
    <style:style style:name="ro34" style:family="table-row">
      <style:table-row-properties style:row-height="1.395cm" fo:break-before="auto" style:use-optimal-row-height="true"/>
    </style:style>
    <style:style style:name="ro35" style:family="table-row">
      <style:table-row-properties style:row-height="2.764cm" fo:break-before="auto" style:use-optimal-row-height="true"/>
    </style:style>
    <style:style style:name="ro36" style:family="table-row">
      <style:table-row-properties style:row-height="4.316cm" fo:break-before="auto" style:use-optimal-row-height="true"/>
    </style:style>
    <style:style style:name="ro37" style:family="table-row">
      <style:table-row-properties style:row-height="0.552cm" fo:break-before="auto" style:use-optimal-row-height="true"/>
    </style:style>
    <style:style style:name="ro38" style:family="table-row">
      <style:table-row-properties style:row-height="4.79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46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47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1" fo:font-size="10pt" style:font-name-asian="Liberation Sans21" style:font-size-asian="10pt" style:font-name-complex="Liberation Sans21" style:font-size-complex="10pt"/>
    </style:style>
    <style:style style:name="ce51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4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60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61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63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6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6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6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69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29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3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8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8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8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37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9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93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1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be480a"/>
    </style:style>
    <style:style style:name="T3" style:family="text">
      <style:text-properties fo:color="#ff0000"/>
    </style:style>
    <style:style style:name="T4" style:family="text">
      <style:text-properties fo:color="#3465a4"/>
    </style:style>
    <style:style style:name="T5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10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11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13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14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16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7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8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20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21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22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3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24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25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26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27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28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9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0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31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2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33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34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35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36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37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8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39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40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4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3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44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45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6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7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48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5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5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52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3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4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55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56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7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5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5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60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61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62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63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64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65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66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7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6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6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7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7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7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73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74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7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7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8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8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8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8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8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8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86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7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8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89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90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9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9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9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9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9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9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9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9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0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0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10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0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10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05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0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0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0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11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11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1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1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1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15" style:family="text">
      <style:text-properties style:font-name-complex="Calibri" style:text-outline="false" style:font-name-asian="Calibri" fo:text-shadow="none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style-complex="normal" fo:color="#4a148c" style:font-size-asian="11pt"/>
    </style:style>
    <style:style style:name="T116" style:family="text">
      <style:text-properties style:font-name-complex="Calibri" style:text-outline="false" style:font-name-asian="Calibri" fo:text-shadow="none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style-complex="normal" style:font-size-asian="11pt" fo:color="#7030a0"/>
    </style:style>
    <style:style style:name="T117" style:family="text">
      <style:text-properties style:font-name-complex="Calibri" style:text-outline="false" style:font-name-asian="Calibri" fo:text-shadow="none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style-complex="normal" style:font-size-asian="11pt" fo:color="#006064"/>
    </style:style>
    <style:style style:name="T118" style:family="text">
      <style:text-properties style:font-name-complex="Calibri" style:text-outline="false" style:font-name-asian="Calibri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font-style-complex="normal" fo:color="#000000" fo:font-size="6pt" style:font-size-asian="6pt" style:font-size-complex="6pt"/>
    </style:style>
    <style:style style:name="T119" style:family="text">
      <style:text-properties style:font-name-complex="Calibri" style:text-outline="false" style:font-name-asian="Calibri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font-style-complex="normal" fo:color="#ff0000" fo:font-size="11pt" style:font-size-asian="11pt" style:font-size-complex="11pt"/>
    </style:style>
    <style:style style:name="T120" style:family="text">
      <style:text-properties style:font-name-complex="Calibri" style:text-outline="false" style:font-name-asian="Calibri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font-style-complex="normal" fo:font-size="11pt" style:font-size-asian="11pt" style:font-size-complex="11pt" fo:color="#7030a0"/>
    </style:style>
    <style:style style:name="T121" style:family="text">
      <style:text-properties style:font-name-complex="Calibri" style:text-outline="false" style:font-name-asian="Calibri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font-style-complex="normal" fo:font-size="11pt" style:font-size-asian="11pt" style:font-size-complex="11pt" fo:color="#33691e"/>
    </style:style>
    <style:style style:name="T122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123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12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2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2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2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28" style:family="text">
      <style:text-properties style:font-size-complex="11pt" fo:font-size="11pt" style:text-emphasize="none" style:text-line-through-type="none" style:font-name-complex="Liberation Sans" style:font-style-complex="normal" fo:font-style="normal" style:font-relief="none" fo:color="#000000" style:text-line-through-mode="continuous" style:font-name-asian="Liberation Sans" style:font-style-asian="normal" style:text-outline="false" style:language-asian="zh" style:country-asian="CN" fo:text-shadow="none" fo:language="ru" fo:country="RU" style:text-underline-style="none" style:text-underline-color="font-color" style:font-weight-complex="normal" style:font-weight-asian="normal" style:language-complex="hi" style:country-complex="IN" style:text-overline-style="none" style:text-overline-color="font-color" style:font-size-asian="11pt" style:font-name="Liberation Sans"/>
    </style:style>
    <style:style style:name="T129" style:family="text">
      <style:text-properties style:font-size-complex="11pt" fo:font-size="11pt" style:text-emphasize="none" style:text-line-through-type="none" style:font-name-complex="Liberation Sans" style:font-style-complex="normal" fo:font-style="normal" style:font-relief="none" style:text-line-through-mode="continuous" style:font-name-asian="Liberation Sans" style:font-style-asian="normal" style:text-outline="false" style:language-asian="zh" style:country-asian="CN" fo:text-shadow="none" fo:language="ru" fo:country="RU" style:text-underline-style="none" style:text-underline-color="font-color" style:font-weight-complex="normal" style:font-weight-asian="normal" style:language-complex="hi" style:country-complex="IN" style:text-overline-style="none" style:text-overline-color="font-color" style:font-size-asian="11pt" style:font-name="Liberation Sans" fo:color="#0d47a1"/>
    </style:style>
    <style:style style:name="T130" style:family="text">
      <style:text-properties style:font-size-complex="11pt" fo:font-size="11pt" style:text-emphasize="none" style:text-line-through-type="none" style:font-name-complex="Liberation Sans" style:font-style-complex="normal" fo:font-style="normal" style:font-relief="none" style:text-line-through-mode="continuous" style:font-name-asian="Liberation Sans" style:font-style-asian="normal" style:text-outline="false" style:language-asian="zh" style:country-asian="CN" fo:text-shadow="none" fo:language="ru" fo:country="RU" style:text-underline-style="none" style:text-underline-color="font-color" style:font-weight-complex="normal" style:font-weight-asian="normal" style:language-complex="hi" style:country-complex="IN" style:text-overline-style="none" style:text-overline-color="font-color" style:font-size-asian="11pt" style:font-name="Liberation Sans" fo:color="#000000"/>
    </style:style>
    <style:style style:name="T131" style:family="text">
      <style:text-properties style:font-size-complex="11pt" fo:font-size="11pt" style:text-emphasize="none" style:text-line-through-type="none" style:font-name-complex="Liberation Sans" style:font-style-complex="normal" fo:font-style="normal" style:font-relief="none" style:text-line-through-mode="continuous" style:font-name-asian="Liberation Sans" style:font-style-asian="normal" style:text-outline="false" style:language-asian="zh" style:country-asian="CN" fo:text-shadow="none" fo:language="ru" fo:country="RU" style:text-underline-style="none" style:text-underline-color="font-color" style:font-weight-complex="normal" style:font-weight-asian="normal" style:language-complex="hi" style:country-complex="IN" style:text-overline-style="none" style:text-overline-color="font-color" style:font-size-asian="11pt" style:font-name="Liberation Sans" fo:color="#e64a19"/>
    </style:style>
    <style:style style:name="T132" style:family="text">
      <style:text-properties style:font-size-complex="11pt" fo:font-size="11pt" style:text-emphasize="none" style:text-line-through-type="none" style:font-name-complex="Liberation Sans" style:font-style-complex="normal" fo:font-style="normal" style:font-relief="none" style:text-line-through-mode="continuous" style:font-name-asian="Liberation Sans" style:font-style-asian="normal" style:text-outline="false" style:language-asian="zh" style:country-asian="CN" fo:text-shadow="none" fo:language="ru" fo:country="RU" style:text-underline-style="none" style:text-underline-color="font-color" style:font-weight-complex="normal" style:font-weight-asian="normal" style:language-complex="hi" style:country-complex="IN" style:text-overline-style="none" style:text-overline-color="font-color" style:font-size-asian="11pt" style:font-name="Liberation Sans" fo:color="#d84315"/>
    </style:style>
    <style:style style:name="T133" style:family="text">
      <style:text-properties style:font-size-complex="11pt" fo:font-size="11pt" style:text-emphasize="none" style:text-line-through-type="none" style:font-style-complex="normal" fo:font-style="normal" style:font-relief="none" style:text-line-through-mode="continuous" style:font-style-asian="normal" style:text-outline="false" style:language-asian="zh" style:country-asian="CN" fo:text-shadow="none" fo:language="ru" fo:country="RU" style:text-underline-style="none" style:text-underline-color="font-color" style:font-weight-complex="normal" style:font-weight-asian="normal" style:language-complex="hi" style:country-complex="IN" style:text-overline-style="none" style:text-overline-color="font-color" style:font-size-asian="11pt" fo:color="#33691e" style:font-name="Calibri" style:font-name-complex="Calibri" style:font-name-asian="Calibri"/>
    </style:style>
    <style:style style:name="T134" style:family="text">
      <style:text-properties fo:text-shadow="none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35" style:family="text">
      <style:text-properties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d47a1"/>
    </style:style>
    <style:style style:name="T136" style:family="text">
      <style:text-properties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37" style:family="text">
      <style:text-properties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e64a19"/>
    </style:style>
    <style:style style:name="T138" style:family="text">
      <style:text-properties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d84315"/>
    </style:style>
    <style:style style:name="T13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4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14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14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4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14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14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14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14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4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14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15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15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15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153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154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155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56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57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5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9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60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61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62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6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6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16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166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167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168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169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170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171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172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17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7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75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76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77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178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17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8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18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18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183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8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8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18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18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18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18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19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19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19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193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9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195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9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9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19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19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20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0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20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20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204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205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206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207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20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209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10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11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21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1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1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21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216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1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18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19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20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221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2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23" style:family="text">
      <style:text-properties fo:color="#e64a19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2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22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2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2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3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3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3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23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23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3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23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23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23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3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4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4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242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4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4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24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47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48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49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50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1" style:font-name="Liberation Sans1"/>
    </style:style>
    <style:style style:name="T251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bold" style:font-weight-asian="bold" style:font-weight-complex="bold"/>
    </style:style>
    <style:style style:name="T252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"/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2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2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УСТАНОВКА И ДЕИНСТАЛЛЯЦИЯ ПАКЕТОВ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2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/var/log</text:p>
          </table:table-cell>
          <table:table-cell table:style-name="ce2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mesg</text:p>
          </table:table-cell>
          <table:table-cell table:style-name="ce2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ТЕРМИНАЛ</text:p>
          </table:table-cell>
          <table:table-cell table:style-name="ce4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!!</text:p>
          </table:table-cell>
          <table:table-cell table:style-name="ce2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'+' <text:s/>или Ctrl+9</text:p>
          </table:table-cell>
          <table:table-cell table:style-name="ce2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C</text:p>
          </table:table-cell>
          <table:table-cell table:style-name="ce2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Insert</text:p>
          </table:table-cell>
          <table:table-cell table:style-name="ce2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trl+Alt+F3</text:p>
          </table:table-cell>
          <table:table-cell table:style-name="ce2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Alt+F1</text:p>
          </table:table-cell>
          <table:table-cell table:style-name="ce2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randr</text:p>
          </table:table-cell>
          <table:table-cell table:style-name="ce2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randr -s 1024x768</text:p>
          </table:table-cell>
          <table:table-cell table:style-name="ce2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sudo</text:p>
          </table:table-cell>
          <table:table-cell table:style-name="ce2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echo</text:p>
          </table:table-cell>
          <table:table-cell table:style-name="ce2" office:value-type="string" calcext:value-type="string">
            <text:p>напечатать что-то на экране или в файл, если после указать "&gt;" и имя файла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 text:c="2"/>|</text:p>
          </table:table-cell>
          <table:table-cell table:style-name="ce2" office:value-type="string" calcext:value-type="string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an -k &lt;интересующая команда keyword или её кусок&gt;</text:p>
          </table:table-cell>
          <table:table-cell table:style-name="ce2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atis &lt;интересующая команда или её кусок&gt;</text:p>
          </table:table-cell>
          <table:table-cell table:style-name="ce2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6" office:value-type="string" calcext:value-type="string">
            <text:p>ПАМЯТЬ И ПРОЦЕСС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ps</text:p>
          </table:table-cell>
          <table:table-cell table:style-name="ce2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x</text:p>
          </table:table-cell>
          <table:table-cell table:style-name="ce2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&lt;имя пользователя&gt;</text:p>
          </table:table-cell>
          <table:table-cell table:style-name="ce2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-aux</text:p>
          </table:table-cell>
          <table:table-cell table:style-name="ce2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-aux | grep denis</text:p>
          </table:table-cell>
          <table:table-cell table:style-name="ce2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all &lt;имя процесса&gt;</text:p>
          </table:table-cell>
          <table:table-cell table:style-name="ce2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 <text:span text:style-name="T1">-STOP</text:span> &lt;имя процесса&gt;</text:p>
          </table:table-cell>
          <table:table-cell table:style-name="ce2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 <text:span text:style-name="T1">-CONT</text:span> &lt;имя процесса&gt;</text:p>
          </table:table-cell>
          <table:table-cell table:style-name="ce2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С</text:p>
          </table:table-cell>
          <table:table-cell table:style-name="ce2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Z</text:p>
          </table:table-cell>
          <table:table-cell table:style-name="ce2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p</text:p>
          </table:table-cell>
          <table:table-cell table:style-name="ce2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P</text:p>
          </table:table-cell>
          <table:table-cell table:style-name="ce2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M</text:p>
          </table:table-cell>
          <table:table-cell table:style-name="ce2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e -h</text:p>
          </table:table-cell>
          <table:table-cell table:style-name="ce2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shutdown</text:p>
          </table:table-cell>
          <table:table-cell table:style-name="ce2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reboot now</text:p>
          </table:table-cell>
          <table:table-cell table:style-name="ce2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СЛУЖБЫ (скрытые фоновые процессы)</text:p>
          </table:table-cell>
          <table:table-cell table:style-name="ce46"/>
          <table:table-cell table:number-columns-repeated="1022"/>
        </table:table-row>
        <table:table-row table:style-name="ro2">
          <table:table-cell table:style-name="ce47" office:value-type="string" calcext:value-type="string">
            <text:p>systemctl <text:span text:style-name="T2">опции</text:span> <text:span text:style-name="T3">команда</text:span> <text:span text:style-name="T4">служба служба</text:span></text:p>
          </table:table-cell>
          <table:table-cell table:style-name="ce47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ystemctl stop predictive</text:p>
          </table:table-cell>
          <table:table-cell table:style-name="ce2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list-units</text:p>
          </table:table-cell>
          <table:table-cell table:style-name="ce2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5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start service</text:p>
          </table:table-cell>
          <table:table-cell table:style-name="ce2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restart …</text:p>
          </table:table-cell>
          <table:table-cell table:style-name="ce2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try-restart …</text:p>
          </table:table-cell>
          <table:table-cell table:style-name="ce2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5">systemctl </text:span>reload-or-restart …</text:p>
          </table:table-cell>
          <table:table-cell table:style-name="ce2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enable …</text:p>
          </table:table-cell>
          <table:table-cell table:style-name="ce2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disable …</text:p>
          </table:table-cell>
          <table:table-cell table:style-name="ce2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is-enabled </text:p>
          </table:table-cell>
          <table:table-cell table:style-name="ce2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snapsot</text:p>
          </table:table-cell>
          <table:table-cell table:style-name="ce2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systemctl </text:span>daemon-reload</text:p>
          </table:table-cell>
          <table:table-cell table:style-name="ce2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7" office:value-type="string" calcext:value-type="string">
            <text:p>Units (юниты)</text:p>
          </table:table-cell>
          <table:table-cell table:style-name="ce47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НАВИГАЦИЯ И ПОИСК.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cd</text:p>
          </table:table-cell>
          <table:table-cell table:style-name="ce2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</text:p>
          </table:table-cell>
          <table:table-cell table:style-name="ce2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.</text:p>
          </table:table-cell>
          <table:table-cell table:style-name="ce2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./..</text:p>
          </table:table-cell>
          <table:table-cell table:style-name="ce2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d ~</text:p>
          </table:table-cell>
          <table:table-cell table:style-name="ce2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wd</text:p>
          </table:table-cell>
          <table:table-cell table:style-name="ce2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ls</text:p>
          </table:table-cell>
          <table:table-cell table:style-name="ce2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ls -la</text:p>
          </table:table-cell>
          <table:table-cell table:style-name="ce2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ls -la -R /</text:p>
          </table:table-cell>
          <table:table-cell table:style-name="ce2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cate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ereis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d /home -name "&lt;имя файла/папки&gt;"</text:p>
          </table:table-cell>
          <table:table-cell table:style-name="ce2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РАБОТА С ФАЙЛАМИ И ПАПКАМ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mkdir</text:p>
          </table:table-cell>
          <table:table-cell table:style-name="ce2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kdir -p Dir4/Dir5</text:p>
          </table:table-cell>
          <table:table-cell table:style-name="ce2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uch</text:p>
          </table:table-cell>
          <table:table-cell table:style-name="ce2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m</text:p>
          </table:table-cell>
          <table:table-cell table:style-name="ce2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dir</text:p>
          </table:table-cell>
          <table:table-cell table:style-name="ce2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dir -p dir1/dir2/dir3</text:p>
          </table:table-cell>
          <table:table-cell table:style-name="ce2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rm -R</text:p>
          </table:table-cell>
          <table:table-cell table:style-name="ce2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udo rm -R /</text:p>
          </table:table-cell>
          <table:table-cell table:style-name="ce2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ore</text:p>
          </table:table-cell>
          <table:table-cell table:style-name="ce2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less</text:p>
          </table:table-cell>
          <table:table-cell table:style-name="ce2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cp</text:span> &lt;название файла&gt; &lt;путь, куда копируем&gt;</text:p>
          </table:table-cell>
          <table:table-cell table:style-name="ce2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p hello*.*</text:p>
          </table:table-cell>
          <table:table-cell table:style-name="ce2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p hello?.*</text:p>
          </table:table-cell>
          <table:table-cell table:style-name="ce2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p -R Dir2 Dir 4</text:p>
          </table:table-cell>
          <table:table-cell table:style-name="ce2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v</text:p>
          </table:table-cell>
          <table:table-cell table:style-name="ce2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mv</text:p>
          </table:table-cell>
          <table:table-cell table:style-name="ce2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text.txt .text.txt</text:p>
          </table:table-cell>
          <table:table-cell table:style-name="ce2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&lt;file name&gt; &lt;folder name&gt;/</text:p>
          </table:table-cell>
          <table:table-cell table:style-name="ce2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&lt;file name&gt; ..</text:p>
          </table:table-cell>
          <table:table-cell table:style-name="ce2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df /work</text:p>
          </table:table-cell>
          <table:table-cell table:style-name="ce2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f /root</text:p>
          </table:table-cell>
          <table:table-cell table:style-name="ce2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f -Th | grep "^/dev"</text:p>
          </table:table-cell>
          <table:table-cell table:style-name="ce2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sblk -f</text:p>
          </table:table-cell>
          <table:table-cell table:style-name="ce2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ЗАПИСЬ В ФАЙЛ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gedit</text:p>
          </table:table-cell>
          <table:table-cell table:style-name="ce2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nano</text:p>
          </table:table-cell>
          <table:table-cell table:style-name="ce2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6">
          <table:table-cell table:style-name="ce2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2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-K (или F9)</text:p>
          </table:table-cell>
          <table:table-cell table:style-name="ce2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комбинация Alt-6</text:p>
          </table:table-cell>
          <table:table-cell table:style-name="ce2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trl-U или F10</text:p>
          </table:table-cell>
          <table:table-cell table:style-name="ce2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pico</text:p>
          </table:table-cell>
          <table:table-cell table:style-name="ce2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vi</text:p>
          </table:table-cell>
          <table:table-cell table:style-name="ce2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7">
          <table:table-cell table:style-name="ce2" office:value-type="string" calcext:value-type="string">
            <text:p>sed</text:p>
          </table:table-cell>
          <table:table-cell table:style-name="ce2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ЯРЛЫКИ, СОРТИНГ, РЕГУЛЯРНЫЕ ВЫРАЖЕНИЯ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ln -s</text:p>
          </table:table-cell>
          <table:table-cell table:style-name="ce2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8">
          <table:table-cell table:style-name="ce5" office:value-type="string" calcext:value-type="string">
            <text:p>ln</text:p>
          </table:table-cell>
          <table:table-cell table:style-name="ce2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wc &lt;имя файла&gt;</text:p>
          </table:table-cell>
          <table:table-cell table:style-name="ce2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rt &lt;имя файла с данными&gt;</text:p>
          </table:table-cell>
          <table:table-cell table:style-name="ce2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n</text:p>
          </table:table-cell>
          <table:table-cell table:style-name="ce2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2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атрибут -f 3</text:p>
          </table:table-cell>
          <table:table-cell table:style-name="ce2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grep</text:span> &lt;искомый текст&gt; &lt;папка/файл&gt;</text:p>
          </table:table-cell>
          <table:table-cell table:style-name="ce2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-E "[A-Za-z].gov" mydatafile.txt</text:p>
          </table:table-cell>
          <table:table-cell table:style-name="ce2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-E "[A-Za-z]*.gov" mydatafile.txt</text:p>
          </table:table-cell>
          <table:table-cell table:style-name="ce2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-E "(kgb.gov|intel.com)"</text:p>
          </table:table-cell>
          <table:table-cell table:style-name="ce2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ЕРЕНАПРАВЛЕНИЕ ВЫВОДА/ВВОД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ad &lt;имя переменной&gt;</text:p>
          </table:table-cell>
          <table:table-cell table:style-name="ce2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rt names.txt</text:p>
          </table:table-cell>
          <table:table-cell table:style-name="ce2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sort names.txt &gt; sorted.txt</text:p>
          </table:table-cell>
          <table:table-cell table:style-name="ce2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»</text:p>
          </table:table-cell>
          <table:table-cell table:style-name="ce2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2&gt;</text:p>
          </table:table-cell>
          <table:table-cell table:style-name="ce2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2&gt; errors.txt</text:p>
          </table:table-cell>
          <table:table-cell table:style-name="ce2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anton /etc/* 2&gt; /dev/null</text:p>
          </table:table-cell>
          <table:table-cell table:style-name="ce2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anton /etc/* &gt; good.txt 2&gt; errors.txt</text:p>
          </table:table-cell>
          <table:table-cell table:style-name="ce2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anton /etc/* &amp;&gt; allresults.txt</text:p>
          </table:table-cell>
          <table:table-cell table:style-name="ce2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АРХИВИРОВАНИЕ И КОМПРЕССИЯ ДАННЫХ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tar</text:p>
          </table:table-cell>
          <table:table-cell table:style-name="ce2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6">tar</text:span> cvf mytar.tar Folder1</text:p>
          </table:table-cell>
          <table:table-cell table:style-name="ce2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 tf mytar.tar</text:p>
          </table:table-cell>
          <table:table-cell table:style-name="ce2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 xvf mytar.tar</text:p>
          </table:table-cell>
          <table:table-cell table:style-name="ce2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8">
          <table:table-cell table:style-name="ce2" office:value-type="string" calcext:value-type="string">
            <text:p><text:span text:style-name="T6">gzip</text:span> mytar.tar</text:p>
          </table:table-cell>
          <table:table-cell table:style-name="ce2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nzip mytar.tar.gz</text:p>
          </table:table-cell>
          <table:table-cell table:style-name="ce2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bzip2</text:span> mytar.tar</text:p>
          </table:table-cell>
          <table:table-cell table:style-name="ce2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unzip2 mytar.tar.bz2</text:p>
          </table:table-cell>
          <table:table-cell table:style-name="ce2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">xz</text:span> и unxz</text:p>
          </table:table-cell>
          <table:table-cell table:style-name="ce2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ar cvzf mytar.tar Folder1</text:p>
          </table:table-cell>
          <table:table-cell table:style-name="ce2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zip -r myZIP.zip Folder1</text:p>
          </table:table-cell>
          <table:table-cell table:style-name="ce2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zip myZIP.zip</text:p>
          </table:table-cell>
          <table:table-cell table:style-name="ce2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ОЛЬЗОВАТЕЛ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cat /etc/passwd</text:p>
          </table:table-cell>
          <table:table-cell table:style-name="ce2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oami</text:p>
          </table:table-cell>
          <table:table-cell table:style-name="ce2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6">su</text:span> &lt;имя юзера&gt;</text:p>
          </table:table-cell>
          <table:table-cell table:style-name="ce2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it</text:p>
          </table:table-cell>
          <table:table-cell table:style-name="ce2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gout</text:p>
          </table:table-cell>
          <table:table-cell table:style-name="ce2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d &lt;имя юзера&gt;</text:p>
          </table:table-cell>
          <table:table-cell table:style-name="ce2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o</text:p>
          </table:table-cell>
          <table:table-cell table:style-name="ce2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2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<text:span text:style-name="T6">useradd</text:span> -m &lt;имя пользователя&gt;</text:p>
          </table:table-cell>
          <table:table-cell table:style-name="ce2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passwd &lt;имя пользователя&gt;</text:p>
          </table:table-cell>
          <table:table-cell table:style-name="ce2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/etc/skel/</text:p>
          </table:table-cell>
          <table:table-cell table:style-name="ce2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userdel -r &lt;имя пользователя&gt;</text:p>
          </table:table-cell>
          <table:table-cell table:style-name="ce2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groupadd &lt;имя группы&gt;</text:p>
          </table:table-cell>
          <table:table-cell table:style-name="ce2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groupdel &lt;имя группы&gt;</text:p>
          </table:table-cell>
          <table:table-cell table:style-name="ce2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<text:span text:style-name="T6">usermod</text:span> <text:span text:style-name="T1">-aG</text:span> &lt;имя группы&gt; &lt;имя пользователя&gt;</text:p>
          </table:table-cell>
          <table:table-cell table:style-name="ce2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deluser &lt;имя группы&gt; &lt;имя пользователя&gt;</text:p>
          </table:table-cell>
          <table:table-cell table:style-name="ce2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СЕТЬ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env | grep proxy</text:p>
          </table:table-cell>
          <table:table-cell table:style-name="ce2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ifconfig</text:p>
          </table:table-cell>
          <table:table-cell table:style-name="ce2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tstat -antu</text:p>
          </table:table-cell>
          <table:table-cell table:style-name="ce2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ifconfig</text:p>
          </table:table-cell>
          <table:table-cell table:style-name="ce2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p addr show</text:p>
          </table:table-cell>
          <table:table-cell table:style-name="ce2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ute</text:p>
          </table:table-cell>
          <table:table-cell table:style-name="ce2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ing</text:p>
          </table:table-cell>
          <table:table-cell table:style-name="ce2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1" table:number-rows-repeated="2">
          <table:table-cell table:style-name="ce5"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РАВ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rwx</text:p>
          </table:table-cell>
          <table:table-cell table:style-name="ce2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--</text:p>
          </table:table-cell>
          <table:table-cell table:style-name="ce2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own &lt;имя пользователя&gt; &lt;имя файла/папки&gt;</text:p>
          </table:table-cell>
          <table:table-cell table:style-name="ce2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grp &lt;имя группы&gt; &lt;имя файла/папки&gt;</text:p>
          </table:table-cell>
          <table:table-cell table:style-name="ce2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mod o+x &lt;имя файла/папки&gt;</text:p>
          </table:table-cell>
          <table:table-cell table:style-name="ce2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u+x, g-w, o+r &lt;имя файла/папки&gt;</text:p>
          </table:table-cell>
          <table:table-cell table:style-name="ce2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hmod ugo=r &lt;имя файла/папки&gt;</text:p>
          </table:table-cell>
          <table:table-cell table:style-name="ce2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 = 4, w = 2, x = 1</text:p>
          </table:table-cell>
          <table:table-cell table:style-name="ce2"/>
          <table:table-cell table:number-columns-repeated="1022"/>
        </table:table-row>
        <table:table-row table:style-name="ro4">
          <table:table-cell table:style-name="ce2" office:value-type="string" calcext:value-type="string">
            <text:p>rwx = 7, rw- = 6, r-x = 5, r-- = 4, -wx = 3, -w- = 2, --x = 1, --- = 0</text:p>
          </table:table-cell>
          <table:table-cell table:style-name="ce2"/>
          <table:table-cell table:number-columns-repeated="1022"/>
        </table:table-row>
        <table:table-row table:style-name="ro4">
          <table:table-cell table:style-name="ce2" office:value-type="string" calcext:value-type="string">
            <text:p>chmod 777 &lt;имя файла/папки&gt;</text:p>
          </table:table-cell>
          <table:table-cell table:style-name="ce2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o+t &lt;имя папки&gt;</text:p>
          </table:table-cell>
          <table:table-cell table:style-name="ce2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1777 &lt;имя папки&gt;</text:p>
          </table:table-cell>
          <table:table-cell table:style-name="ce2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УСТРОЙСТВА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lsusb</text:p>
          </table:table-cell>
          <table:table-cell table:style-name="ce2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animage -L</text:p>
          </table:table-cell>
          <table:table-cell table:style-name="ce2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ubuntu-drivers devices</text:p>
          </table:table-cell>
          <table:table-cell table:style-name="ce2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brscan-skey <text:s/>-l</text:p>
          </table:table-cell>
          <table:table-cell table:style-name="ce2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4" office:value-type="string" calcext:value-type="string">
            <text:p>УСТАНОВКА ДОПОЛНЕНИЙ НА VBOX для открытия общих папок</text:p>
          </table:table-cell>
          <table:table-cell table:style-name="ce4"/>
          <table:table-cell table:number-columns-repeated="1022"/>
        </table:table-row>
        <table:table-row table:style-name="ro9">
          <table:table-cell table:style-name="ce2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022"/>
        </table:table-row>
        <table:table-row table:style-name="ro8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022"/>
        </table:table-row>
        <table:table-row table:style-name="ro10">
          <table:table-cell table:style-name="ce2" office:value-type="string" calcext:value-type="string">
            <text:p><text:span text:style-name="T7">sudo sh ./VBoxLinuxAdditions.run</text:span></text:p>
            <text:p><text:span text:style-name="T7">sudo adduser username vboxsf</text:span></text:p>
            <text:p><text:span text:style-name="T7">sudo reboot</text:span></text:p>
          </table:table-cell>
          <table:table-cell table:style-name="ce2"/>
          <table:table-cell table:number-columns-repeated="1022"/>
        </table:table-row>
        <table:table-row table:style-name="ro1" table:number-rows-repeated="7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BASH SCRIPTS</text:p>
          </table:table-cell>
          <table:table-cell table:style-name="ce6"/>
          <table:table-cell table:number-columns-repeated="1022"/>
        </table:table-row>
        <table:table-row table:style-name="ro3">
          <table:table-cell table:style-name="ce2"/>
          <table:table-cell table:style-name="ce2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mod a+x myscript.sh</text:p>
          </table:table-cell>
          <table:table-cell table:style-name="ce2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./myscript.sh</text:p>
          </table:table-cell>
          <table:table-cell table:style-name="ce2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$0</text:p>
          </table:table-cell>
          <table:table-cell table:style-name="ce2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$1</text:p>
          </table:table-cell>
          <table:table-cell table:style-name="ce2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2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1">
          <table:table-cell table:style-name="ce2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2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12">
          <table:table-cell table:style-name="ce2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2" office:value-type="string" calcext:value-type="string">
            <text:p>while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for myfile in `ls *.txt`; do</text:p>
            <text:p>cat $myfile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for x in {1...10}; do</text:p>
            <text:p>echo "X = $x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mma=0</text:p>
          </table:table-cell>
          <table:table-cell table:style-name="ce2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3">
          <table:table-cell table:style-name="ce2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2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yFunction 50 vasya</text:p>
          </table:table-cell>
          <table:table-cell table:style-name="ce2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"Summa = $summa"</text:p>
          </table:table-cell>
          <table:table-cell table:style-name="ce2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52">
          <table:table-cell table:style-name="ce2" table:number-columns-repeated="2"/>
          <table:table-cell table:number-columns-repeated="1022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3"/>
        <table:table-column table:style-name="co6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68"/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КОММИТ, ПУШ и ПУЛЛ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8">git </text:span><text:span text:style-name="T9">add</text:span><text:span text:style-name="T10"> .</text:span></text:p>
          </table:table-cell>
          <table:table-cell table:style-name="ce2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1">git </text:span><text:span text:style-name="T12">commit</text:span><text:span text:style-name="T13"> -m "README file was changed"</text:span></text:p>
          </table:table-cell>
          <table:table-cell table:style-name="ce2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git <text:span text:style-name="T14">push</text:span> -u <text:span text:style-name="T15">origin master</text:span></text:p>
          </table:table-cell>
          <table:table-cell table:style-name="ce2" office:value-type="string" calcext:value-type="string">
            <text:p><text:span text:style-name="T60">из локального выгрузить ветку главную в репозиторий, подключенный как </text:span><text:span text:style-name="T61">origin</text:span><text:span text:style-name="T62">, в ветку </text:span><text:span text:style-name="T63">master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git <text:span text:style-name="T16">diff</text:span> --stat --cached<text:span text:style-name="T17"> origin/master</text:span></text:p>
          </table:table-cell>
          <table:table-cell table:style-name="ce2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git rm --cached blog/blog.php</text:p>
          </table:table-cell>
          <table:table-cell table:style-name="ce2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t push</text:p>
          </table:table-cell>
          <table:table-cell table:style-name="ce2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S D:\Python\aanikin\Python&gt; git <text:span text:style-name="T1">add</text:span> Practice/a.makarov/test.py</text:p>
          </table:table-cell>
          <table:table-cell table:style-name="ce2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git <text:span text:style-name="T18">pull</text:span> aanikin master –allow-unrelated-histories</text:p>
          </table:table-cell>
          <table:table-cell table:style-name="ce2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S D:\Python\aanikin\Python&gt; git <text:span text:style-name="T18">push</text:span> -u aanikin --all</text:p>
          </table:table-cell>
          <table:table-cell table:style-name="ce2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9">git </text:span><text:span text:style-name="T20">clone</text:span><text:span text:style-name="T21"> </text:span>https://github.com/aanikin/Python</text:p>
          </table:table-cell>
          <table:table-cell table:style-name="ce2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8">
          <table:table-cell table:style-name="ce2" office:value-type="string" calcext:value-type="string">
            <text:p>git clean -df</text:p>
            <text:p>git reset --hard</text:p>
            <text:p>git pull <text:span text:style-name="T17">origin master</text:span></text:p>
          </table:table-cell>
          <table:table-cell table:style-name="ce2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51" office:value-type="string" calcext:value-type="string">
            <text:p>ТЭГИ</text:p>
          </table:table-cell>
          <table:table-cell table:style-name="ce51"/>
          <table:table-cell table:number-columns-repeated="1022"/>
        </table:table-row>
        <table:table-row table:style-name="ro14">
          <table:table-cell table:style-name="ce10" office:value-type="string" calcext:value-type="string">
            <text:p>git tag stable-1</text:p>
          </table:table-cell>
          <table:table-cell table:style-name="ce2" office:value-type="string" calcext:value-type="string">
            <text:p><text:span text:style-name="T37">создать «легковесный» тэг, связанный с последним</text:span></text:p>
            <text:p><text:span text:style-name="T37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tag stable-2 f292ef5</text:p>
          </table:table-cell>
          <table:table-cell table:style-name="ce10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51" office:value-type="string" calcext:value-type="string">
            <text:p>БЭКАП</text:p>
          </table:table-cell>
          <table:table-cell table:style-name="ce51"/>
          <table:table-cell table:number-columns-repeated="1022"/>
        </table:table-row>
        <table:table-row table:style-name="ro1">
          <table:table-cell table:style-name="ce10" office:value-type="string" calcext:value-type="string">
            <text:p>git reset</text:p>
          </table:table-cell>
          <table:table-cell table:style-name="ce10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0">
          <table:table-cell table:style-name="ce11" office:value-type="string" calcext:value-type="string">
            <text:p>git <text:span text:style-name="T22">reset</text:span> --soft <text:span text:style-name="T15">origin feature</text:span></text:p>
          </table:table-cell>
          <table:table-cell table:style-name="ce2" office:value-type="string" calcext:value-type="string">
            <text:p><text:span text:style-name="T64">Главная команда!</text:span></text:p>
            <text:p><text:span text:style-name="T37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<text:span text:style-name="T22">checkout</text:span> &lt;hello.html&gt;</text:p>
          </table:table-cell>
          <table:table-cell table:style-name="ce2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it reset &lt;кусок изменённого объекта, например HEAD hello.html&gt;</text:p>
          </table:table-cell>
          <table:table-cell table:style-name="ce2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revert 7f6b500</text:p>
          </table:table-cell>
          <table:table-cell table:style-name="ce10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reset 9cf99cc —hard</text:p>
          </table:table-cell>
          <table:table-cell table:style-name="ce10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51" office:value-type="string" calcext:value-type="string">
            <text:p>АНАЛИЗ</text:p>
          </table:table-cell>
          <table:table-cell table:style-name="ce51"/>
          <table:table-cell table:number-columns-repeated="1022"/>
        </table:table-row>
        <table:table-row table:style-name="ro2">
          <table:table-cell table:style-name="ce2" office:value-type="string" calcext:value-type="string">
            <text:p>git log —oneline</text:p>
          </table:table-cell>
          <table:table-cell table:style-name="ce2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status <text:s/></text:p>
          </table:table-cell>
          <table:table-cell table:style-name="ce10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4">
          <table:table-cell table:style-name="ce2" office:value-type="string" calcext:value-type="string">
            <text:p>git <text:span text:style-name="T16">diff</text:span> --stat --cached<text:span text:style-name="T17"> origin/master</text:span></text:p>
          </table:table-cell>
          <table:table-cell table:style-name="ce10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pan text:style-name="T23">git </text:span><text:span text:style-name="T24">remote</text:span><text:span text:style-name="T25"> </text:span><text:span text:style-name="T26">show </text:span><text:span text:style-name="T27">origin</text:span></text:p>
          </table:table-cell>
          <table:table-cell table:style-name="ce10" office:value-type="string" calcext:value-type="string">
            <text:p><text:span text:style-name="T7">то же самое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remote -v</text:p>
          </table:table-cell>
          <table:table-cell table:style-name="ce10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config --get remote.origin.url</text:p>
          </table:table-cell>
          <table:table-cell table:style-name="ce10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branch -a</text:p>
          </table:table-cell>
          <table:table-cell table:style-name="ce10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log —pretty=oneline</text:p>
          </table:table-cell>
          <table:table-cell table:style-name="ce10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git tag</text:p>
          </table:table-cell>
          <table:table-cell table:style-name="ce2" office:value-type="string" calcext:value-type="string">
            <text:p><text:span text:style-name="T37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НАСТРОЙКИ ПОДКЛЮЧЕНИЯ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2" office:value-type="string" calcext:value-type="string">
            <text:p>git config --global user.name <text:span text:style-name="T28">"AntAlMakarov"</text:span></text:p>
          </table:table-cell>
          <table:table-cell table:style-name="ce2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t config --global user.password "your password"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29">git config --global user.email </text:span><text:span text:style-name="T30">"</text:span>AntAlMakarov@greenatom.ru<text:span text:style-name="T31">"</text:span></text:p>
          </table:table-cell>
          <table:table-cell table:style-name="ce2" office:value-type="string" calcext:value-type="string">
            <text:p><text:span text:style-name="T7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32">git </text:span><text:span text:style-name="T33">remote </text:span><text:span text:style-name="T34">add</text:span><text:span text:style-name="T35"> </text:span><text:span text:style-name="T34">origin</text:span><text:span text:style-name="T36"> </text:span>https://gitlab.com/dev/name_repo<text:span text:style-name="T37">/</text:span></text:p>
          </table:table-cell>
          <table:table-cell table:style-name="ce2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7">git remote add origin </text:span>https://github.com/Antohnio123/Antohnio.git</text:p>
          </table:table-cell>
          <table:table-cell table:style-name="ce2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<text:span text:style-name="T38">remote </text:span><text:span text:style-name="T39">set-url</text:span><text:span text:style-name="T40"> </text:span><text:span text:style-name="T39">origin</text:span><text:span text:style-name="T40"> </text:span>new.git.url/here</text:p>
          </table:table-cell>
          <table:table-cell table:style-name="ce2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16">
          <table:table-cell table:style-name="ce2" office:value-type="string" calcext:value-type="string">
            <text:p><text:span text:style-name="T41">git remote set-url origin https://&lt;MYNAME&gt;</text:span>:&lt;MYTOKEN&gt;@github.com/scuzzlebuzzle/ol3-1.git</text:p>
          </table:table-cell>
          <table:table-cell table:style-name="ce2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8">
          <table:table-cell table:style-name="ce56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56" office:value-type="string" calcext:value-type="string">
            <text:p>Запушить с токеном вместо пароля. Ставим вметсо имени!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">git remote add aanikin </text:span>https://github.com/aanikin/Python</text:p>
          </table:table-cell>
          <table:table-cell table:style-name="ce2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ВЕТКИ: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2" office:value-type="string" calcext:value-type="string">
            <text:p>git branch -a</text:p>
          </table:table-cell>
          <table:table-cell table:style-name="ce10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git checkout -b admin</text:p>
          </table:table-cell>
          <table:table-cell table:style-name="ce2" office:value-type="string" calcext:value-type="string">
            <text:p><text:span text:style-name="T37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git checkout forum</text:p>
          </table:table-cell>
          <table:table-cell table:style-name="ce10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checkout 2a36c1b</text:p>
          </table:table-cell>
          <table:table-cell table:style-name="ce10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merge forum</text:p>
          </table:table-cell>
          <table:table-cell table:style-name="ce10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4">
          <table:table-cell table:style-name="ce10" office:value-type="string" calcext:value-type="string">
            <text:p>git branch --set-upstream-to=master tocheck</text:p>
          </table:table-cell>
          <table:table-cell table:style-name="ce10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7">
          <table:table-cell table:style-name="ce10" office:value-type="string" calcext:value-type="string">
            <text:p>$ git checkout &lt;feature&gt;</text:p>
            <text:p>$ git <text:span text:style-name="T1">merge</text:span> master</text:p>
            <text:p>(or)</text:p>
            <text:p>$ git <text:span text:style-name="T1">merge</text:span> master &lt;feature&gt;</text:p>
          </table:table-cell>
          <table:table-cell table:style-name="ce10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2">
          <table:table-cell table:style-name="ce10" office:value-type="string" calcext:value-type="string">
            <text:p>git checkout &lt;feature&gt;</text:p>
            <text:p>git <text:span text:style-name="T42">rebase</text:span> -i master</text:p>
          </table:table-cell>
          <table:table-cell table:style-name="ce10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4">
          <table:table-cell table:style-name="ce10" office:value-type="string" calcext:value-type="string">
            <text:p>git <text:span text:style-name="T43">stash</text:span></text:p>
          </table:table-cell>
          <table:table-cell table:style-name="ce10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<text:span text:style-name="T43">stash</text:span> save "Какое-нибудь сообщение"</text:p>
          </table:table-cell>
          <table:table-cell table:style-name="ce10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git <text:span text:style-name="T43">stash</text:span> save <text:span text:style-name="T44">-u</text:span></text:p>
          </table:table-cell>
          <table:table-cell table:style-name="ce10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<text:span text:style-name="T43">stash</text:span> list</text:p>
          </table:table-cell>
          <table:table-cell table:style-name="ce10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4">
          <table:table-cell table:style-name="ce10" office:value-type="string" calcext:value-type="string">
            <text:p>git <text:span text:style-name="T43">push -d</text:span> origin &lt;branch_name&gt;</text:p>
          </table:table-cell>
          <table:table-cell table:style-name="ce10" office:value-type="string" calcext:value-type="string">
            <text:p>Удаление ветки на удаленном репозитории  И локально: 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it branch -d &lt;имя ветки&gt;</text:p>
          </table:table-cell>
          <table:table-cell table:style-name="ce10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it <text:span text:style-name="T45">stash</text:span> <text:span text:style-name="T46">clear</text:span></text:p>
          </table:table-cell>
          <table:table-cell table:style-name="ce10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git <text:span text:style-name="T43">stash</text:span></text:p>
            <text:p>git checkout branch123</text:p>
            <text:p>git <text:span text:style-name="T43">stash apply</text:span></text:p>
          </table:table-cell>
          <table:table-cell table:style-name="ce10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branch -m &lt;oldname&gt; &lt;newname&gt;</text:p>
          </table:table-cell>
          <table:table-cell table:style-name="ce10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branch -m &lt;newname&gt;</text:p>
          </table:table-cell>
          <table:table-cell table:style-name="ce10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config --global alias.rename 'branch -m'</text:p>
          </table:table-cell>
          <table:table-cell table:style-name="ce10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git branch -M &lt;newname&gt;</text:p>
          </table:table-cell>
          <table:table-cell table:style-name="ce10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4">
          <table:table-cell table:style-name="ce14" office:value-type="string" calcext:value-type="string">
            <text:p>ВЕТКИ в Gitlab - правильное создание issue и их мерджевание</text:p>
          </table:table-cell>
          <table:table-cell table:style-name="ce14"/>
          <table:table-cell table:number-columns-repeated="1022"/>
        </table:table-row>
        <table:table-row table:style-name="ro13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10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18">
          <table:table-cell table:style-name="ce10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10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60" office:value-type="string" calcext:value-type="string">
            <text:p>Мердж / <text:s/>Пул реквест</text:p>
          </table:table-cell>
          <table:table-cell table:style-name="ce60"/>
          <table:table-cell table:style-name="ce16" table:number-columns-repeated="62"/>
          <table:table-cell table:style-name="ce69" table:number-columns-repeated="960"/>
        </table:table-row>
        <table:table-row table:style-name="ro14">
          <table:table-cell table:style-name="ce10" office:value-type="string" calcext:value-type="string">
            <text:p>git checkout aq</text:p>
            <text:p>git rebase master</text:p>
          </table:table-cell>
          <table:table-cell table:style-name="ce10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git checkout aq</text:p>
            <text:p>git merge origin/master</text:p>
          </table:table-cell>
          <table:table-cell table:style-name="ce10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61" office:value-type="string" calcext:value-type="string">
            <text:p>Ошибки</text:p>
          </table:table-cell>
          <table:table-cell table:style-name="ce61"/>
          <table:table-cell table:number-columns-repeated="1022"/>
        </table:table-row>
        <table:table-row table:style-name="ro14">
          <table:table-cell table:style-name="ce10" office:value-type="string" calcext:value-type="string">
            <text:p>! [remote rejected] dt_api -&gt; dt_api (pre-receive hook declined)</text:p>
          </table:table-cell>
          <table:table-cell table:style-name="ce10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10"/>
          <table:table-cell table:style-name="ce2"/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63" office:value-type="string" calcext:value-type="string">
            <text:p>SSH-key</text:p>
          </table:table-cell>
          <table:table-cell table:style-name="ce51"/>
          <table:table-cell table:number-columns-repeated="1022"/>
        </table:table-row>
        <table:table-row table:style-name="ro19">
          <table:table-cell table:style-name="ce62" office:value-type="string" calcext:value-type="string" table:number-columns-spanned="2" table:number-rows-spanned="1">
            <text:p><text:span text:style-name="T37">Open a terminal on Linux or macOS, or Git Bash / WSL on Windows.</text:span></text:p>
            <text:p><text:span text:style-name="T37">Generate a new ED25519 SSH key pair:</text:span></text:p>
            <text:p><text:span text:style-name="T37">ssh-keygen -t ed25519 -C "email@example.com"</text:span></text:p>
            <text:p/>
            <text:p><text:span text:style-name="T37">Or, if you want to use RSA:</text:span></text:p>
            <text:p><text:span text:style-name="T37">ssh-keygen -t rsa -b 4096 -C "email@example.com"</text:span></text:p>
            <text:p/>
            <text:p><text:span text:style-name="T37">It will generate the key in =&gt; C:\Users\yourname.ssh directory.</text:span></text:p>
            <text:p><text:span text:style-name="T37">Copy the public key and paste in the gitlab location.</text:span></text:p>
            <text:p/>
            <text:p><text:span text:style-name="T37">ssh-agent $(ssh-add C:\Users\youname\.ssh\id_rsa; git clone </text:span>git@gitlab.com<text:span text:style-name="T37">:xyz/SpringBootStarter.git)</text:span></text:p>
          </table:table-cell>
          <table:covered-table-cell/>
          <table:table-cell table:number-columns-repeated="1022"/>
        </table:table-row>
        <table:table-row table:style-name="ro14">
          <table:table-cell table:style-name="ce10" office:value-type="string" calcext:value-type="string">
            <text:p>В Винде надо удалить старый пароль и логин в Windows Credentials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63" office:value-type="string" calcext:value-type="string">
            <text:p><text:span text:style-name="T7">.GITIGNORE</text:span></text:p>
          </table:table-cell>
          <table:table-cell table:style-name="ce63"/>
          <table:table-cell table:number-columns-repeated="1022"/>
        </table:table-row>
        <table:table-row table:style-name="ro14">
          <table:table-cell table:style-name="ce10" office:value-type="string" calcext:value-type="string">
            <text:p>.gitignore</text:p>
          </table:table-cell>
          <table:table-cell table:style-name="ce10" office:value-type="string" calcext:value-type="string">
            <text:p><text:span text:style-name="T7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20">
          <table:table-cell table:style-name="ce10" office:value-type="string" calcext:value-type="string">
            <text:p>/</text:p>
          </table:table-cell>
          <table:table-cell table:style-name="ce2" office:value-type="string" calcext:value-type="string">
            <text:p><text:span text:style-name="T37">Если шаблон начинается со слеша, то он соответствует файлам и каталогам только в корне хранилища. ???</text:span></text:p>
            <text:p/>
            <text:p><text:span text:style-name="T65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*</text:p>
          </table:table-cell>
          <table:table-cell table:style-name="ce10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4">
          <table:table-cell table:style-name="ce19" office:value-type="string" calcext:value-type="string">
            <text:p>**</text:p>
          </table:table-cell>
          <table:table-cell table:style-name="ce10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?</text:p>
          </table:table-cell>
          <table:table-cell table:style-name="ce10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[…]</text:p>
          </table:table-cell>
          <table:table-cell table:style-name="ce10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1">
          <table:table-cell table:style-name="ce10" office:value-type="string" calcext:value-type="string">
            <text:p>*.[oa]</text:p>
          </table:table-cell>
          <table:table-cell table:style-name="ce2" office:value-type="string" calcext:value-type="string">
            <text:p><text:span text:style-name="T37">file.o</text:span></text:p>
            <text:p><text:span text:style-name="T37">file.a</text:span></text:p>
            <text:p><text:span text:style-name="T37">dsfgfdg.o</text:span></text:p>
            <text:p/>
          </table:table-cell>
          <table:table-cell table:number-columns-repeated="1022"/>
        </table:table-row>
        <table:table-row table:style-name="ro22">
          <table:table-cell table:style-name="ce10" office:value-type="string" calcext:value-type="string">
            <text:p>*.[!oa]</text:p>
          </table:table-cell>
          <table:table-cell table:style-name="ce2" office:value-type="string" calcext:value-type="string">
            <text:p><text:span text:style-name="T37">Если первым знаком стоит восклицательный, он зачит отрицание - любой символ КРОМЕ указанных в скобках</text:span></text:p>
            <text:p><text:span text:style-name="T37">file.s</text:span></text:p>
            <text:p><text:span text:style-name="T37">file.1</text:span></text:p>
            <text:p><text:span text:style-name="T37">file.0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0">
          <table:table-cell table:style-name="ce2" office:value-type="string" calcext:value-type="string">
            <text:p><text:span text:style-name="T37">!.gitignore</text:span></text:p>
            <text:p><text:span text:style-name="T37">!script.pl</text:span></text:p>
            <text:p><text:span text:style-name="T37">!template.latex</text:span></text:p>
          </table:table-cell>
          <table:table-cell table:style-name="ce10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!*/</text:p>
          </table:table-cell>
          <table:table-cell table:style-name="ce2" office:value-type="string" calcext:value-type="string">
            <text:p><text:span text:style-name="T37">...even if they are in subdirectories</text:span></text:p>
            <text:p/>
          </table:table-cell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37">!*/a/b/file1.txt</text:span></text:p>
            <text:p><text:span text:style-name="T37">!*/a/b/c/*</text:span></text:p>
          </table:table-cell>
          <table:table-cell table:style-name="ce2" office:value-type="string" calcext:value-type="string">
            <text:p><text:span text:style-name="T37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0">
          <table:table-cell table:style-name="ce2" office:value-type="string" calcext:value-type="string">
            <text:p><text:span text:style-name="T37">/files/data.zip</text:span></text:p>
            <text:p><text:span text:style-name="T37">/server.log</text:span></text:p>
            <text:p><text:span text:style-name="T37">/uploads/users/data/info.xls</text:span></text:p>
          </table:table-cell>
          <table:table-cell table:style-name="ce2" office:value-type="string" calcext:value-type="string">
            <text:p><text:span text:style-name="T37">Конкретные файлы</text:span></text:p>
            <text:p/>
          </table:table-cell>
          <table:table-cell table:number-columns-repeated="1022"/>
        </table:table-row>
        <table:table-row table:style-name="ro23">
          <table:table-cell table:style-name="ce2" office:value-type="string" calcext:value-type="string">
            <text:p><text:span text:style-name="T37">*.zip</text:span></text:p>
            <text:p><text:span text:style-name="T37">*.log</text:span></text:p>
            <text:p><text:span text:style-name="T37">*.pdf</text:span></text:p>
            <text:p><text:span text:style-name="T37">*.xls</text:span></text:p>
          </table:table-cell>
          <table:table-cell table:style-name="ce2" office:value-type="string" calcext:value-type="string">
            <text:p><text:span text:style-name="T37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config.php</text:p>
          </table:table-cell>
          <table:table-cell table:style-name="ce2" office:value-type="string" calcext:value-type="string">
            <text:p><text:span text:style-name="T66">Игнорирование конкретного файла </text:span><text:span text:style-name="T67">ТОЛЬКО в корне проекта</text:span></text:p>
            <text:p><text:span text:style-name="T65">(корнём считается расположение файла .gitignore)</text:span></text:p>
            <text:p><text:span text:style-name="T65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/params/config.php</text:p>
          </table:table-cell>
          <table:table-cell table:style-name="ce2" office:value-type="string" calcext:value-type="string">
            <text:p><text:span text:style-name="T37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3">
          <table:table-cell table:style-name="ce10" office:value-type="string" calcext:value-type="string">
            <text:p>/images/*</text:p>
          </table:table-cell>
          <table:table-cell table:style-name="ce2" office:value-type="string" calcext:value-type="string">
            <text:p><text:span text:style-name="T68">Игнорирование всех файлов и папок ТОЛЬКО в конкретной директории </text:span><text:span text:style-name="T69">корень/</text:span><text:span text:style-name="T70">images</text:span></text:p>
            <text:p><text:span text:style-name="T37">(включая поддиректории и файлы в них)</text:span></text:p>
            <text:p><text:span text:style-name="T37">Например /images/user.jpg, /images/company/logo.png</text:span></text:p>
            <text:p><text:span text:style-name="T37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3">
          <table:table-cell table:style-name="ce10" office:value-type="string" calcext:value-type="string">
            <text:p>/private/*.html</text:p>
          </table:table-cell>
          <table:table-cell table:style-name="ce2" office:value-type="string" calcext:value-type="string">
            <text:p><text:span text:style-name="T37">Игнорирование ВСЕХ html-файлов в ОДНОЙ КОНКРЕТНОЙ директории(НЕ ВКЛЮЧАЯ поддиректории)</text:span></text:p>
            <text:p><text:span text:style-name="T37"># Например /private/index.html</text:span></text:p>
            <text:p><text:span text:style-name="T37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/private/**/*.html</text:p>
          </table:table-cell>
          <table:table-cell table:style-name="ce2" office:value-type="string" calcext:value-type="string">
            <text:p><text:span text:style-name="T37">Игнорирование ВСЕХ html-файлов в КОНКРЕТНОЙ директории ВКЛЮЧАЯ поддиректории</text:span></text:p>
            <text:p><text:span text:style-name="T37"># Например /private/info.html, /private/users/ivan/info.html</text:span></text:p>
          </table:table-cell>
          <table:table-cell table:number-columns-repeated="1022"/>
        </table:table-row>
        <table:table-row table:style-name="ro10">
          <table:table-cell table:style-name="ce2" office:value-type="string" calcext:value-type="string">
            <text:p><text:span text:style-name="T37">/secret/*</text:span></text:p>
            <text:p><text:span text:style-name="T37">!/secret/free.txt</text:span></text:p>
          </table:table-cell>
          <table:table-cell table:style-name="ce2" office:value-type="string" calcext:value-type="string">
            <text:p><text:span text:style-name="T37">Исключение из игнорирования</text:span></text:p>
            <text:p><text:span text:style-name="T37"># Игнорирование ВСЕХ файлов и папок внутри директории /secret,</text:span></text:p>
            <text:p><text:span text:style-name="T37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pan text:style-name="T7">\!readme!.txt</text:span></text:p>
          </table:table-cell>
          <table:table-cell table:style-name="ce10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/images/h?/*.jp?g</text:p>
          </table:table-cell>
          <table:table-cell table:style-name="ce2" office:value-type="string" calcext:value-type="string">
            <text:p><text:span text:style-name="T37">Игнорирование всех JPG и JPEG файлов внутри директорий,</text:span></text:p>
            <text:p><text:span text:style-name="T37">которые начинаются на "h" и МОГУТ содержать ещё один символ после</text:span></text:p>
            <text:p><text:span text:style-name="T37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63" office:value-type="string" calcext:value-type="string">
            <text:p>CI/CD</text:p>
          </table:table-cell>
          <table:table-cell table:style-name="ce63"/>
          <table:table-cell table:number-columns-repeated="1022"/>
        </table:table-row>
        <table:table-row table:style-name="ro14">
          <table:table-cell table:style-name="ce10" office:value-type="string" calcext:value-type="string">
            <text:p>https://youtu.be/jkwJCR0rqDc</text:p>
            <text:p/>
          </table:table-cell>
          <table:table-cell table:style-name="ce10" office:value-type="string" calcext:value-type="string">
            <text:p>Доки</text:p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https://docs.gitlab.com/ee/ci/yaml/</text:p>
            <text:p/>
          </table:table-cell>
          <table:table-cell table:style-name="ce10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https://docs.gitlab.com/ee/ci/variables/predefined_variables.html</text:p>
            <text:p/>
          </table:table-cell>
          <table:table-cell table:style-name="ce10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10"/>
          <table:table-cell table:number-columns-repeated="1022"/>
        </table:table-row>
        <table:table-row table:style-name="ro9">
          <table:table-cell table:style-name="ce2" office:value-type="string" calcext:value-type="string">
            <text:p>image: docker:stableservices: <text:s/>- docker:dind <text:s/>stages: <text:s/>- pre-build <text:s/>- build</text:p>
          </table:table-cell>
          <table:table-cell table:style-name="ce2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3">
          <table:table-cell table:style-name="ce2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2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24">
          <table:table-cell table:style-name="ce2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2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2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REGISTRY</text:p>
          </table:table-cell>
          <table:table-cell table:style-name="ce2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REGISTRY_IMAGE</text:p>
          </table:table-cell>
          <table:table-cell table:style-name="ce10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COMMIT_REF_NAME</text:p>
          </table:table-cell>
          <table:table-cell table:style-name="ce10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5">
          <table:table-cell table:style-name="ce2" office:value-type="string" calcext:value-type="string">
            <text:p><text:span text:style-name="T47">$CI_COMMIT_REF_SLUG</text:span></text:p>
          </table:table-cell>
          <table:table-cell table:style-name="ce2" office:value-type="string" calcext:value-type="string">
            <text:p><text:span text:style-name="T37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4">
          <table:table-cell table:style-name="ce21" office:value-type="string" calcext:value-type="string">
            <text:p><text:span text:style-name="T48">$CI_JOB_TOKEN</text:span></text:p>
          </table:table-cell>
          <table:table-cell table:style-name="ce10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JOB_STAGE</text:p>
          </table:table-cell>
          <table:table-cell table:style-name="ce10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49">- </text:span><text:span text:style-name="T50">echo</text:span><text:span text:style-name="T51"> "$CI_JOB_STAGE"</text:span></text:p>
          </table:table-cell>
          <table:table-cell table:style-name="ce10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6">
          <table:table-cell table:style-name="ce2" office:value-type="string" calcext:value-type="string">
            <text:p><text:span text:style-name="T52">.deploy_common:</text:span></text:p>
            <text:p><text:span text:style-name="T53"># common config HERE</text:span></text:p>
            <text:p/>
            <text:p><text:span text:style-name="T54">deploy_master_CD</text:span><text:span text:style-name="T55">:</text:span></text:p>
            <text:p><text:span text:style-name="T54">extends</text:span><text:span text:style-name="T55">: .deploy_common</text:span></text:p>
            <text:p><text:span text:style-name="T54">only</text:span><text:span text:style-name="T55">:</text:span></text:p>
            <text:p><text:span text:style-name="T54">refs</text:span><text:span text:style-name="T55">:</text:span></text:p>
            <text:p><text:span text:style-name="T56">- master</text:span></text:p>
            <text:p/>
            <text:p><text:span text:style-name="T54">deploy_manual</text:span><text:span text:style-name="T55">:</text:span></text:p>
            <text:p><text:span text:style-name="T54">extends</text:span><text:span text:style-name="T55">: .deploy_common</text:span></text:p>
            <text:p><text:span text:style-name="T54">when</text:span><text:span text:style-name="T55">: manual</text:span></text:p>
          </table:table-cell>
          <table:table-cell table:style-name="ce2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3">
          <table:table-cell table:style-name="ce2" office:value-type="string" calcext:value-type="string">
            <text:p><text:span text:style-name="T54">deploy</text:span><text:span text:style-name="T55">:</text:span></text:p>
            <text:p><text:span text:style-name="T54">rules</text:span><text:span text:style-name="T55">:</text:span></text:p>
            <text:p><text:span text:style-name="T57">- </text:span><text:span text:style-name="T58">if</text:span><text:span text:style-name="T59">: '$CI_COMMIT_REF_NAME == "master"'</text:span></text:p>
            <text:p><text:span text:style-name="T57">- </text:span><text:span text:style-name="T58">when</text:span><text:span text:style-name="T59">: manual</text:span></text:p>
          </table:table-cell>
          <table:table-cell table:style-name="ce10" office:value-type="string" calcext:value-type="string">
            <text:p><text:span text:style-name="T19">УСЛОВИЯ запуска лучше ставить через </text:span><text:span text:style-name="T71">rules</text:span><text:span text:style-name="T72">, НЕ через only/except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51" table:number-columns-repeated="2"/>
          <table:table-cell table:number-columns-repeated="1022"/>
        </table:table-row>
        <table:table-row table:style-name="ro1" table:number-rows-repeated="26">
          <table:table-cell table:style-name="ce2" table:number-columns-repeated="2"/>
          <table:table-cell table:number-columns-repeated="1022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3"/>
        <table:table-column table:style-name="co8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"/>
        <table:table-row table:style-name="ro27">
          <table:table-cell table:style-name="ce24" office:value-type="string" calcext:value-type="string">
            <text:p>https://habr.com/ru/post/310460</text:p>
            <text:p/>
          </table:table-cell>
          <table:table-cell table:style-name="ce24" office:value-type="string" calcext:value-type="string">
            <text:p><text:span text:style-name="T216">отличное пособие</text:span></text:p>
          </table:table-cell>
          <table:table-cell table:number-columns-repeated="1022"/>
        </table:table-row>
        <table:table-row table:style-name="ro4">
          <table:table-cell table:style-name="ce25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26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25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26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8">
          <table:table-cell table:style-name="ce27"/>
          <table:table-cell table:style-name="ce26" office:value-type="string" calcext:value-type="string">
            <text:p><text:span text:style-name="T217">Docker Desktop</text:span> разворачивает приложения по умолчанию на адресе localhost</text:p>
            <text:p><text:span text:style-name="T217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/>
            <text:p>winpty docker exec -it //bin//sh</text:p>
          </table:table-cell>
          <table:table-cell table:style-name="ce27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28">
          <table:table-cell table:style-name="ce28" office:value-type="string" calcext:value-type="string">
            <text:p>sudo groupadd docker</text:p>
            <text:p>sudo</text:p>
            <text:p/>
            <text:p/>
            <text:p/>
            <text:p><text:span text:style-name="T73">sudo gpasswd -a $USER docker</text:span></text:p>
          </table:table-cell>
          <table:table-cell table:style-name="ce26" office:value-type="string" calcext:value-type="string">
            <text:p><text:span text:style-name="T218">To run docker without sudo:</text:span></text:p>
            <text:p><text:span text:style-name="T218">Add the docker group if it doesn't already exist.</text:span></text:p>
            <text:p><text:span text:style-name="T218">Add the connected user "$USER" to the docker group.</text:span></text:p>
            <text:p/>
            <text:p><text:span text:style-name="T218">Change the user name to match your preferred user if you do not want to use your current user:</text:span></text:p>
            <text:p/>
            <text:p><text:span text:style-name="T219">Either do a </text:span><text:span text:style-name="T220">newgrp docker</text:span><text:span text:style-name="T221"> or log out/in to activate the changes to groups.</text:span></text:p>
            <text:p><text:span text:style-name="T218">You can use</text:span></text:p>
            <text:p><text:span text:style-name="T73">docker run hello-world</text:span></text:p>
            <text:p><text:span text:style-name="T218">to check if you can run docker without sudo.</text:span></text:p>
            <text:p><text:span text:style-name="T73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Анализ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30" office:value-type="string" calcext:value-type="string">
            <text:p>docker <text:span text:style-name="T6">ps</text:span></text:p>
          </table:table-cell>
          <table:table-cell table:style-name="ce2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4">docker ps --all</text:span></text:p>
          </table:table-cell>
          <table:table-cell table:style-name="ce2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ker ps -a</text:p>
          </table:table-cell>
          <table:table-cell table:style-name="ce2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5">docker ps</text:span><text:span text:style-name="T76"> </text:span><text:span text:style-name="T77">-a -q</text:span></text:p>
          </table:table-cell>
          <table:table-cell table:style-name="ce2" office:value-type="string" calcext:value-type="string">
            <text:p><text:span text:style-name="T222">увидеть </text:span><text:span text:style-name="T77">только ID всех</text:span><text:span text:style-name="T76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5">docker</text:span><text:span text:style-name="T76"> </text:span><text:span text:style-name="T77">images</text:span></text:p>
          </table:table-cell>
          <table:table-cell table:style-name="ce2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8">docker logs</text:span><text:span text:style-name="T76"> </text:span><text:span text:style-name="T79">&lt;container ID&gt;</text:span></text:p>
          </table:table-cell>
          <table:table-cell table:style-name="ce2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80">docker </text:span><text:span text:style-name="T81">run</text:span><text:span text:style-name="T82"> -it </text:span><text:span text:style-name="T83">&lt;image name or ID&gt; </text:span><text:span text:style-name="T81">sh</text:span></text:p>
          </table:table-cell>
          <table:table-cell table:style-name="ce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84">docker </text:span><text:span text:style-name="T85">volume ls</text:span></text:p>
          </table:table-cell>
          <table:table-cell table:style-name="ce26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2">
          <table:table-cell table:style-name="ce31" office:value-type="string" calcext:value-type="string">
            <text:p>docker <text:span text:style-name="T1">search</text:span> tomcat</text:p>
          </table:table-cell>
          <table:table-cell table:style-name="ce2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26"/>
          <table:table-cell table:style-name="ce2"/>
          <table:table-cell table:number-columns-repeated="1022"/>
        </table:table-row>
        <table:table-row table:style-name="ro2">
          <table:table-cell table:style-name="ce29" office:value-type="string" calcext:value-type="string">
            <text:p>ТЭГИ</text:p>
          </table:table-cell>
          <table:table-cell table:style-name="ce29"/>
          <table:table-cell table:number-columns-repeated="1022"/>
        </table:table-row>
        <table:table-row table:style-name="ro29">
          <table:table-cell table:style-name="ce2"/>
          <table:table-cell table:style-name="ce2" office:value-type="string" calcext:value-type="string">
            <text:p><text:span text:style-name="T6">Создают доп. ссылку на имадж.</text:span></text:p>
            <text:p><text:span text:style-name="T6">Старая ссылка, если была, то остается, и получается 2 ссылки на 1 имадж.</text:span></text:p>
            <text:p><text:span text:style-name="T6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docker <text:span text:style-name="T1">tag</text:span> <text:span text:style-name="T86">0e5574283393</text:span> <text:span text:style-name="T28">fedora</text:span>/<text:span text:style-name="T28">httpd</text:span>:<text:span text:style-name="T87">version1.0</text:span></text:p>
          </table:table-cell>
          <table:table-cell table:style-name="ce2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ker tag httpd:test fedora/httpd:version1.0.test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Построение образа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32" office:value-type="string" calcext:value-type="string">
            <text:p>docker build .</text:p>
          </table:table-cell>
          <table:table-cell table:style-name="ce2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30">
          <table:table-cell table:style-name="ce2" office:value-type="string" calcext:value-type="string">
            <text:p><text:span text:style-name="T88">docker build</text:span> <text:span text:style-name="T89">-t </text:span><text:span text:style-name="T90">&lt;имя имаджа&gt;</text:span>:<text:span text:style-name="T28">&lt;тэг&gt;</text:span> . <text:span text:style-name="T1">--no-cache</text:span></text:p>
          </table:table-cell>
          <table:table-cell table:style-name="ce2" office:value-type="string" calcext:value-type="string">
            <text:p>остроить имадж <text:span text:style-name="T223">с указанием имени и тэга</text:span>, <text:span text:style-name="T1">не используя кэш</text:span>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<text:span text:style-name="T91">docker build </text:span><text:span text:style-name="T92">-f Dockerfile</text:span><text:span text:style-name="T93"> -t </text:span><text:span text:style-name="T94">&lt;имя имаджа&gt;</text:span><text:span text:style-name="T95">:&lt;тэг&gt; </text:span><text:span text:style-name="T93">.</text:span></text:p>
          </table:table-cell>
          <table:table-cell table:style-name="ce2" office:value-type="string" calcext:value-type="string">
            <text:p><text:span text:style-name="T158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96">docker build -t </text:span><text:span text:style-name="T97">&lt;DockerHub account name&gt;</text:span><text:span text:style-name="T98">/</text:span><text:span text:style-name="T99">&lt;New Image name&gt;</text:span><text:span text:style-name="T100">:</text:span><text:span text:style-name="T101">&lt;Tag of version&gt;</text:span><text:span text:style-name="T98"> .</text:span></text:p>
          </table:table-cell>
          <table:table-cell table:style-name="ce2" office:value-type="string" calcext:value-type="string">
            <text:p><text:span text:style-name="T158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t</text:p>
          </table:table-cell>
          <table:table-cell table:style-name="ce2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p</text:p>
          </table:table-cell>
          <table:table-cell table:style-name="ce2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d</text:p>
          </table:table-cell>
          <table:table-cell table:style-name="ce2" office:value-type="string" calcext:value-type="string">
            <text:p><text:span text:style-name="T222">запускает образ в </text:span><text:span text:style-name="T224">detached режиме (</text:span><text:span text:style-name="T76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--no-cache</text:p>
          </table:table-cell>
          <table:table-cell table:style-name="ce2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2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02">docker run -it </text:span><text:span text:style-name="T103">&lt;image name or ID&gt; </text:span><text:span text:style-name="T104">sh</text:span></text:p>
          </table:table-cell>
          <table:table-cell table:style-name="ce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Запуск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33" office:value-type="string" calcext:value-type="string">
            <text:p>run <text:span text:style-name="T105">= docker create + docker start</text:span></text:p>
          </table:table-cell>
          <table:table-cell table:style-name="ce2"/>
          <table:table-cell table:number-columns-repeated="1022"/>
        </table:table-row>
        <table:table-row table:style-name="ro8">
          <table:table-cell table:style-name="ce26" office:value-type="string" calcext:value-type="string">
            <text:p><text:span text:style-name="T106">docker run </text:span><text:span text:style-name="T107">&lt;имя имаджа&gt;</text:span></text:p>
          </table:table-cell>
          <table:table-cell table:style-name="ce2" office:value-type="string" calcext:value-type="string">
            <text:p><text:span text:style-name="T158">запустить контейнер,</text:span></text:p>
            <text:p><text:span text:style-name="T158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08">docker run</text:span><text:span text:style-name="T109"> </text:span><text:span text:style-name="T110">&lt;имя имаджа&gt; </text:span><text:span text:style-name="T109">command</text:span></text:p>
          </table:table-cell>
          <table:table-cell table:style-name="ce27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11">docker run</text:span><text:span text:style-name="T100"> </text:span><text:span text:style-name="T112">--name</text:span><text:span text:style-name="T100"> </text:span><text:span text:style-name="T113">&lt;имя контейнера&gt;</text:span><text:span text:style-name="T100"> </text:span><text:span text:style-name="T114">&lt;имя имаджа&gt;</text:span></text:p>
          </table:table-cell>
          <table:table-cell table:style-name="ce2" office:value-type="string" calcext:value-type="string">
            <text:p><text:span text:style-name="T225">создать и запустить контейнер, указав ему </text:span><text:span text:style-name="T226">ИМЯ</text:span></text:p>
          </table:table-cell>
          <table:table-cell table:number-columns-repeated="1022"/>
        </table:table-row>
        <table:table-row table:style-name="ro4">
          <table:table-cell table:style-name="ce84" office:value-type="string" calcext:value-type="string">
            <text:p><text:span text:style-name="T115">docker </text:span><text:span text:style-name="T116">run --name </text:span><text:span text:style-name="T117">&lt;имя контейнера&gt;</text:span><text:span text:style-name="T118"> </text:span><text:span text:style-name="T119">-d</text:span><text:span text:style-name="T120"> </text:span><text:span text:style-name="T121">&lt;имя имаджа&gt;</text:span></text:p>
          </table:table-cell>
          <table:table-cell table:style-name="ce34" office:value-type="string" calcext:value-type="string">
            <text:p>создать и запустить контейнер <text:span text:style-name="T227">фоном, ДЕМОНОМ</text:span><text:span text:style-name="T228">.</text:span>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4"/>
          <table:table-cell table:number-columns-repeated="1022"/>
        </table:table-row>
        <table:table-row table:style-name="ro4">
          <table:table-cell table:style-name="ce35" office:value-type="string" calcext:value-type="string">
            <text:p><text:span text:style-name="T122">start </text:span><text:span text:style-name="T123">&lt;container ID&gt;</text:span></text:p>
          </table:table-cell>
          <table:table-cell table:style-name="ce27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02">docker start</text:span><text:span text:style-name="T104"> </text:span><text:span text:style-name="T124">225824d4f37c</text:span></text:p>
          </table:table-cell>
          <table:table-cell table:style-name="ce27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80">docker start</text:span><text:span text:style-name="T125"> </text:span><text:span text:style-name="T126">-a</text:span><text:span text:style-name="T125"> </text:span><text:span text:style-name="T127">225824d4f37c</text:span></text:p>
          </table:table-cell>
          <table:table-cell table:style-name="ce26" office:value-type="string" calcext:value-type="string">
            <text:p><text:span text:style-name="T229">start a container with ID 225824d4f37c </text:span><text:span text:style-name="T230">showing</text:span><text:span text:style-name="T104"> its output in terminal</text:span></text:p>
          </table:table-cell>
          <table:table-cell table:number-columns-repeated="1022"/>
        </table:table-row>
        <table:table-row table:style-name="ro4">
          <table:table-cell table:style-name="ce86" office:value-type="string" calcext:value-type="string">
            <text:p><text:span text:style-name="T128">docker </text:span><text:span text:style-name="T129">run</text:span><text:span text:style-name="T130"> </text:span><text:span text:style-name="T131">-it</text:span><text:span text:style-name="T130"> </text:span><text:span text:style-name="T132">-p</text:span><text:span text:style-name="T130"> 1234:8080 </text:span><text:span text:style-name="T133">&lt;имя имаджа&gt;</text:span></text:p>
          </table:table-cell>
          <table:table-cell table:style-name="ce94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32">
          <table:table-cell table:style-name="ce87" office:value-type="string" calcext:value-type="string">
            <text:p><text:span text:style-name="T134">docker </text:span><text:span text:style-name="T135">run</text:span><text:span text:style-name="T136"> </text:span><text:span text:style-name="T137">-it</text:span><text:span text:style-name="T136"> </text:span><text:span text:style-name="T138">-p</text:span><text:span text:style-name="T136"> 1234:8080 tomcat</text:span></text:p>
          </table:table-cell>
          <table:table-cell table:style-name="ce31" office:value-type="string" calcext:value-type="string">
            <text:p><text:span text:style-name="T48">запустить Томкат</text:span></text:p>
            <text:p><text:span text:style-name="T231">-it</text:span><text:span text:style-name="T185"> - интерактивно, будем видеть, как он бежит в терминале,</text:span></text:p>
            <text:p><text:span text:style-name="T231">-p</text:span><text:span text:style-name="T185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docker run -it -p 8888:80 nginx</text:p>
          </table:table-cell>
          <table:table-cell table:style-name="ce31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31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С открытым терминалом внутри контейнера</text:p>
          </table:table-cell>
          <table:table-cell table:style-name="ce36"/>
          <table:table-cell table:number-columns-repeated="1022"/>
        </table:table-row>
        <table:table-row table:style-name="ro33">
          <table:table-cell table:style-name="ce26" office:value-type="string" calcext:value-type="string">
            <text:p><text:span text:style-name="T139">docker run </text:span><text:span text:style-name="T140">busybox</text:span><text:span text:style-name="T109"> </text:span><text:span text:style-name="T141">&lt;LINUX COMMAND&gt;</text:span></text:p>
          </table:table-cell>
          <table:table-cell table:style-name="ce26" office:value-type="string" calcext:value-type="string">
            <text:p><text:span text:style-name="T229">контейнер</text:span><text:span text:style-name="T232">, </text:span><text:span text:style-name="T233">позволяющий выполнять комманды Linux</text:span></text:p>
          </table:table-cell>
          <table:table-cell table:number-columns-repeated="1022"/>
        </table:table-row>
        <table:table-row table:style-name="ro34">
          <table:table-cell table:style-name="ce26" office:value-type="string" calcext:value-type="string">
            <text:p><text:span text:style-name="T142">docker run </text:span><text:span text:style-name="T143">-it</text:span><text:span text:style-name="T144"> </text:span><text:span text:style-name="T145">busybox</text:span><text:span text:style-name="T144"> </text:span><text:span text:style-name="T146">sh</text:span></text:p>
          </table:table-cell>
          <table:table-cell table:style-name="ce26" office:value-type="string" calcext:value-type="string">
            <text:p><text:span text:style-name="T234">run a container with this window </text:span><text:span text:style-name="T235">connected to STDIN</text:span><text:span text:style-name="T125"> of a container and </text:span><text:span text:style-name="T236">linux terminal opened</text:span><text:span text:style-name="T125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С ПОРТАМИ</text:p>
          </table:table-cell>
          <table:table-cell table:style-name="ce36"/>
          <table:table-cell table:number-columns-repeated="1022"/>
        </table:table-row>
        <table:table-row table:style-name="ro32">
          <table:table-cell table:style-name="ce26" office:value-type="string" calcext:value-type="string">
            <text:p><text:span text:style-name="T147">docker run</text:span><text:span text:style-name="T100"> </text:span><text:span text:style-name="T148">-p</text:span><text:span text:style-name="T100"> </text:span><text:span text:style-name="T148">8080</text:span><text:span text:style-name="T100">:8080 </text:span><text:span text:style-name="T114">&lt;image name or ID&gt;</text:span></text:p>
          </table:table-cell>
          <table:table-cell table:style-name="ce26" office:value-type="string" calcext:value-type="string">
            <text:p><text:span text:style-name="T229">Порты: </text:span><text:span text:style-name="T237">СНАРУЖИ</text:span><text:span text:style-name="T104">:ВНУТРИ.</text:span></text:p>
            <text:p><text:span text:style-name="T229">run a container with </text:span><text:span text:style-name="T238">redirecting incoming fetches</text:span><text:span text:style-name="T104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самоликвидация контейнера</text:p>
          </table:table-cell>
          <table:table-cell table:style-name="ce36"/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96">docker run --name</text:span><text:span text:style-name="T100"> </text:span><text:span text:style-name="T149">&lt;имя контейнера&gt;</text:span><text:span text:style-name="T100"> </text:span><text:span text:style-name="T150">-d</text:span><text:span text:style-name="T112"> --rm </text:span><text:span text:style-name="T101">&lt;имя имаджа&gt;</text:span></text:p>
          </table:table-cell>
          <table:table-cell table:style-name="ce26" office:value-type="string" calcext:value-type="string">
            <text:p><text:span text:style-name="T239">- создать и запустить контейнер </text:span><text:span text:style-name="T194">фоном</text:span><text:span text:style-name="T181">, </text:span><text:span text:style-name="T214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ocker run --rm --name &lt;имя контейнера&gt; -d -p 8080:8080 &lt;имя имаджа&gt;</text:p>
          </table:table-cell>
          <table:table-cell table:style-name="ce26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ВРЕМЕННЫЕ ЗОНЫ</text:p>
          </table:table-cell>
          <table:table-cell table:style-name="ce36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91">docker run --rm --name</text:span><text:span text:style-name="T95"> </text:span><text:span text:style-name="T151">&lt;имя контейнера&gt;</text:span><text:span text:style-name="T95"> -d -p 8080:8080 </text:span><text:span text:style-name="T152">-e TZ=Europe/Moscow</text:span><text:span text:style-name="T95"> &lt;имя имаджа&gt;</text:span></text:p>
          </table:table-cell>
          <table:table-cell table:style-name="ce2" office:value-type="string" calcext:value-type="string">
            <text:p><text:span text:style-name="T158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ХРАНЕНИЕ ДАННЫХ</text:p>
          </table:table-cell>
          <table:table-cell table:style-name="ce29"/>
          <table:table-cell table:number-columns-repeated="1022"/>
        </table:table-row>
        <table:table-row table:style-name="ro3">
          <table:table-cell table:style-name="ce37" office:value-type="string" calcext:value-type="string">
            <text:p><text:span text:style-name="T153">docker run --name</text:span> <text:span text:style-name="T154">&lt;имя контейнера&gt; </text:span>-<text:span text:style-name="T155">d</text:span> -<text:span text:style-name="T156">p</text:span> 8080:8080 -<text:span text:style-name="T157">e</text:span> <text:span text:style-name="T158">TZ</text:span>=<text:span text:style-name="T159">Europe</text:span>/<text:span text:style-name="T160">Moscow</text:span> <text:span text:style-name="T161">-v &lt;абсолютный путь на хостовой машине&gt;: &lt;абсолютный путь внутри контейнера</text:span><text:span text:style-name="T162">&gt; &lt;имя имаджа&gt;</text:span></text:p>
          </table:table-cell>
          <table:table-cell table:style-name="ce2" office:value-type="string" calcext:value-type="string">
            <text:p><text:span text:style-name="T222">монтирование папки для сохранения данных </text:span><text:span text:style-name="T77">внутри контейнера</text:span><text:span text:style-name="T76"> между запусками</text:span></text:p>
          </table:table-cell>
          <table:table-cell table:number-columns-repeated="1022"/>
        </table:table-row>
        <table:table-row table:style-name="ro29">
          <table:table-cell table:style-name="ce26" office:value-type="string" calcext:value-type="string">
            <text:p><text:span text:style-name="T163">docker run -p 3000:3000 </text:span><text:span text:style-name="T143">-v app/node_modules</text:span><text:span text:style-name="T164"> </text:span><text:span text:style-name="T165">-v $(pwd):/app</text:span><text:span text:style-name="T164"> </text:span><text:span text:style-name="T145">&lt;image ID&gt;</text:span></text:p>
          </table:table-cell>
          <table:table-cell table:style-name="ce26" office:value-type="string" calcext:value-type="string">
            <text:p><text:span text:style-name="T240">put a bookmark on a nod modules folder of a container (bookmark means «Don“t touch it, don“t reference, this folder works fine»)</text:span><text:span text:style-name="T104"> and </text:span><text:span text:style-name="T241">make reference of our (PWD — print working directory) workdir folder to a folder inside a container</text:span></text:p>
            <text:p><text:span text:style-name="T48">(we make a volume = refernce)</text:span></text:p>
          </table:table-cell>
          <table:table-cell table:number-columns-repeated="1022"/>
        </table:table-row>
        <table:table-row table:style-name="ro8">
          <table:table-cell table:style-name="ce26" office:value-type="string" calcext:value-type="string">
            <text:p><text:span text:style-name="T166">docker</text:span><text:span text:style-name="T167"> </text:span><text:span text:style-name="T168">run</text:span><text:span text:style-name="T169"> --</text:span><text:span text:style-name="T170">rm</text:span><text:span text:style-name="T171"> -</text:span><text:span text:style-name="T170">d</text:span><text:span text:style-name="T169"> -</text:span><text:span text:style-name="T168">p</text:span><text:span text:style-name="T172"> 27017: 27017 </text:span><text:span text:style-name="T168">mongo</text:span></text:p>
          </table:table-cell>
          <table:table-cell table:style-name="ce26" office:value-type="string" calcext:value-type="string">
            <text:p><text:span text:style-name="T48">запуск контейнера </text:span>Mongo из имаджа с Докер-библиотеки. <text:span text:style-name="T217">Временная</text:span> ДБ, которая <text:span text:style-name="T217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"/>
          <table:table-cell table:number-columns-repeated="1022"/>
        </table:table-row>
        <table:table-row table:style-name="ro2">
          <table:table-cell table:style-name="ce36" office:value-type="string" calcext:value-type="string">
            <text:p>VOLUMES</text:p>
          </table:table-cell>
          <table:table-cell table:style-name="ce36"/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73">docker volume create</text:span><text:span text:style-name="T104"> </text:span><text:span text:style-name="T174">&lt;имя волюма&gt;</text:span></text:p>
          </table:table-cell>
          <table:table-cell table:style-name="ce26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75">docker volume ls</text:span></text:p>
          </table:table-cell>
          <table:table-cell table:style-name="ce26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<text:span text:style-name="T176">docker run --rm --name</text:span> &lt; имя контейнера &gt; <text:span text:style-name="T177">-d -p 8080:8080 -e TZ=Europe/Moscow -</text:span><text:span text:style-name="T178">v &lt;ИМЯ ВОЛЮМА&gt;: &lt;абсолютный путь внутри контейнера</text:span>&gt; &lt; имя имаджа &gt;</text:p>
          </table:table-cell>
          <table:table-cell table:style-name="ce26" office:value-type="string" calcext:value-type="string">
            <text:p>монтирование папки для сохранения данных <text:span text:style-name="T242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Работа с функционирующим контейнером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38" office:value-type="string" calcext:value-type="string">
            <text:p>exec</text:p>
          </table:table-cell>
          <table:table-cell table:style-name="ce27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4">docker</text:span> exec -it &lt;container ID&gt; &lt;command&gt;</text:p>
          </table:table-cell>
          <table:table-cell table:style-name="ce2" office:value-type="string" calcext:value-type="string">
            <text:p><text:span text:style-name="T243">allows to provide input</text:span><text:span text:style-name="T95"> </text:span><text:span text:style-name="T92">with tips and help</text:span><text:span text:style-name="T95"> to STDIN and </text:span><text:span text:style-name="T244">send another command</text:span><text:span text:style-name="T95"> to a container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4">docker</text:span> exec -u 0 -it &lt;container ID&gt; /bin/bash</text:p>
          </table:table-cell>
          <table:table-cell table:style-name="ce2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79">docker exec -it </text:span><text:span text:style-name="T180">&lt;container ID&gt;</text:span><text:span text:style-name="T181"> </text:span><text:span text:style-name="T182">sh</text:span></text:p>
          </table:table-cell>
          <table:table-cell table:style-name="ce26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docker exec -it <text:span text:style-name="T183">&lt;container ID&gt;</text:span> /bin/bash</text:p>
          </table:table-cell>
          <table:table-cell table:style-name="ce26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58">Ctrl+D or ‘exit’</text:span></text:p>
          </table:table-cell>
          <table:table-cell table:style-name="ce27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5">
          <table:table-cell table:style-name="ce26" office:value-type="string" calcext:value-type="string">
            <text:p><text:span text:style-name="T184">docker </text:span><text:span text:style-name="T85">commit</text:span><text:span text:style-name="T185"> </text:span><text:span text:style-name="T186">-c</text:span><text:span text:style-name="T185"> </text:span><text:span text:style-name="T187">„CMD [«redis-server»]“</text:span><text:span text:style-name="T185"> </text:span><text:span text:style-name="T188">&lt;ID of a container&gt;</text:span></text:p>
          </table:table-cell>
          <table:table-cell table:style-name="ce26" office:value-type="string" calcext:value-type="string">
            <text:p><text:span text:style-name="T48">Создаёт имадж из выбранного контейнера.</text:span></text:p>
            <text:p><text:span text:style-name="T48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48">Именно так на каждом шагу делают Dockerfiles</text:span></text:p>
          </table:table-cell>
          <table:table-cell table:number-columns-repeated="1022"/>
        </table:table-row>
        <table:table-row table:style-name="ro33">
          <table:table-cell table:style-name="ce26" office:value-type="string" calcext:value-type="string">
            <text:p><text:span text:style-name="T84">docker </text:span><text:span text:style-name="T85">commit</text:span><text:span text:style-name="T189"> </text:span><text:span text:style-name="T190">5267e21d140</text:span><text:span text:style-name="T189"> </text:span><text:span text:style-name="T191">denis_v2</text:span><text:span text:style-name="T189">:</text:span><text:span text:style-name="T192">latest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2">
          <table:table-cell table:style-name="ce2" office:value-type="string" calcext:value-type="string">
            <text:p><text:span text:style-name="T74">docker</text:span> <text:span text:style-name="T193">cp</text:span> foo.txt <text:span text:style-name="T87">mycontainer</text:span>:/foo.txt</text:p>
          </table:table-cell>
          <table:table-cell table:style-name="ce2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4">docker</text:span> <text:span text:style-name="T193">cp</text:span> mycontainer:/foo.txt foo.txt</text:p>
          </table:table-cell>
          <table:table-cell table:style-name="ce2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4">docker</text:span> <text:span text:style-name="T193">cp</text:span> src/. mycontainer:/target</text:p>
            <text:p><text:span text:style-name="T74">docker</text:span> <text:span text:style-name="T193">cp</text:span> mycontainer:/src/. target</text:p>
          </table:table-cell>
          <table:table-cell table:style-name="ce2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Остановка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139">docker </text:span><text:span text:style-name="T194">stop</text:span><text:span text:style-name="T109"> </text:span><text:span text:style-name="T180">&lt;name or ID of a container&gt;</text:span></text:p>
          </table:table-cell>
          <table:table-cell table:style-name="ce26" office:value-type="string" calcext:value-type="string">
            <text:p><text:span text:style-name="T245">stop </text:span><text:span text:style-name="T185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3">
          <table:table-cell table:style-name="ce26" office:value-type="string" calcext:value-type="string">
            <text:p><text:span text:style-name="T179">docker </text:span><text:span text:style-name="T182">kill</text:span><text:span text:style-name="T181"> </text:span><text:span text:style-name="T180">&lt;name or ID of a container&gt;</text:span></text:p>
          </table:table-cell>
          <table:table-cell table:style-name="ce26" office:value-type="string" calcext:value-type="string">
            <text:p><text:span text:style-name="T246">kill</text:span><text:span text:style-name="T124"> container </text:span><text:span text:style-name="T104">immediately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4">docker</text:span> <text:span text:style-name="T195">stop</text:span> $(<text:span text:style-name="T74">docker</text:span> <text:span text:style-name="T193">ps</text:span> -a -q)</text:p>
          </table:table-cell>
          <table:table-cell table:style-name="ce2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Удаление</text:p>
          </table:table-cell>
          <table:table-cell table:style-name="ce29"/>
          <table:table-cell table:number-columns-repeated="1022"/>
        </table:table-row>
        <table:table-row table:style-name="ro8">
          <table:table-cell table:style-name="ce38" office:value-type="string" calcext:value-type="string">
            <text:p>system prune</text:p>
          </table:table-cell>
          <table:table-cell table:style-name="ce26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38"/>
          <table:table-cell table:style-name="ce26"/>
          <table:table-cell table:number-columns-repeated="1022"/>
        </table:table-row>
        <table:table-row table:style-name="ro2">
          <table:table-cell table:style-name="ce31" office:value-type="string" calcext:value-type="string">
            <text:p>docker<text:span text:style-name="T196"> </text:span><text:span text:style-name="T197">rm</text:span><text:span text:style-name="T198"> </text:span><text:span text:style-name="T199">&lt;ID контейнера или имя&gt;</text:span></text:p>
          </table:table-cell>
          <table:table-cell table:style-name="ce2" office:value-type="string" calcext:value-type="string">
            <text:p><text:span text:style-name="T222">остановить выполнение контейнера и </text:span><text:span text:style-name="T77">удалить</text:span><text:span text:style-name="T76"> его</text:span>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<text:span text:style-name="T200">docker rm</text:span><text:span text:style-name="T201"> $(</text:span><text:span text:style-name="T202">docker ps</text:span><text:span text:style-name="T198"> -</text:span><text:span text:style-name="T203">qa)</text:span></text:p>
          </table:table-cell>
          <table:table-cell table:style-name="ce26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204">docker</text:span><text:span text:style-name="T205"> </text:span><text:span text:style-name="T206">rmi</text:span><text:span text:style-name="T205"> </text:span><text:span text:style-name="T207">&lt;имя имаджа&gt;</text:span></text:p>
          </table:table-cell>
          <table:table-cell table:style-name="ce26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91">docker</text:span><text:span text:style-name="T95"> </text:span><text:span text:style-name="T93">rmi</text:span><text:span text:style-name="T95"> $(</text:span><text:span text:style-name="T208">docker images -q</text:span><text:span text:style-name="T95">)</text:span></text:p>
          </table:table-cell>
          <table:table-cell table:style-name="ce2" office:value-type="string" calcext:value-type="string">
            <text:p><text:span text:style-name="T158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09">sudo docker rmi </text:span><text:span text:style-name="T210">$(</text:span><text:span text:style-name="T211">sudo docker images -f</text:span><text:span text:style-name="T210"> "dangling=true" -q)</text:span></text:p>
          </table:table-cell>
          <table:table-cell table:style-name="ce25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Dockerfile</text:p>
          </table:table-cell>
          <table:table-cell table:style-name="ce29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<text:span text:style-name="T105">FROM python:3.6</text:span></text:p>
            <text:p><text:span text:style-name="T212">RUN mkdir -p </text:span><text:span text:style-name="T213">/usr/src/app/</text:span></text:p>
            <text:p><text:span text:style-name="T212">WORKDIR </text:span><text:span text:style-name="T213">/usr/src/app/</text:span></text:p>
          </table:table-cell>
          <table:table-cell table:style-name="ce27"/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39">COPY </text:span><text:span text:style-name="T214">.</text:span><text:span text:style-name="T109"> </text:span><text:span text:style-name="T215">/usr/src/app/</text:span></text:p>
          </table:table-cell>
          <table:table-cell table:style-name="ce27" office:value-type="string" calcext:value-type="string">
            <text:p>- <text:span text:style-name="T247">a path on our computer relatively to a build context</text:span> and <text:span text:style-name="T248">a path inside a container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27"/>
          <table:table-cell table:number-columns-repeated="1022"/>
        </table:table-row>
        <table:table-row table:style-name="ro4">
          <table:table-cell table:style-name="ce31" office:value-type="string" calcext:value-type="string">
            <text:p><text:span text:style-name="T48">CMD [“python”, “app.py”]</text:span></text:p>
          </table:table-cell>
          <table:table-cell table:style-name="ce2" office:value-type="string" calcext:value-type="string">
            <text:p><text:span text:style-name="T225">вместо CMD может быть </text:span><text:span text:style-name="T249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31" office:value-type="string" calcext:value-type="string">
            <text:p>ENV TZ Europe/Moscow</text:p>
          </table:table-cell>
          <table:table-cell table:style-name="ce39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6">
          <table:table-cell table:style-name="ce2" office:value-type="string" calcext:value-type="string">
            <text:p><text:span text:style-name="T105">FROM python:3.8</text:span></text:p>
            <text:p><text:span text:style-name="T105">RUN mkdir -p /usr/src/app1/</text:span></text:p>
            <text:p><text:span text:style-name="T105">WORKDIR /usr/src/app1/</text:span></text:p>
            <text:p><text:span text:style-name="T105">COPY . /usr/src/app1/</text:span></text:p>
            <text:p><text:span text:style-name="T105">RUN pip install --no-cache-dir -r requirements.txt</text:span></text:p>
            <text:p><text:span text:style-name="T105">EXPOSE 8080</text:span></text:p>
            <text:p/>
            <text:p><text:span text:style-name="T105">ENTRYPOINT ["python"]</text:span></text:p>
            <text:p><text:span text:style-name="T105">CMD ["flask_app1.py"]</text:span></text:p>
          </table:table-cell>
          <table:table-cell table:style-name="ce2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9" office:value-type="string" calcext:value-type="string">
            <text:p>docker-compose</text:p>
          </table:table-cell>
          <table:table-cell table:style-name="ce29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36">
          <table:table-cell table:style-name="ce2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2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37">
          <table:table-cell table:style-name="ce40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2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75">docker-compose</text:span> <text:span text:style-name="T193">up</text:span></text:p>
          </table:table-cell>
          <table:table-cell table:style-name="ce2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2" table:number-columns-repeated="2"/>
          <table:table-cell table:number-columns-repeated="1022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3"/>
        <table:table-column table:style-name="co10" table:default-cell-style-name="ce3"/>
        <table:table-column table:style-name="co4" table:number-columns-repeated="1022" table:default-cell-style-name="ce3"/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Windows Server</text:p>
          </table:table-cell>
          <table:table-cell table:style-name="ce46"/>
          <table:table-cell table:number-columns-repeated="1022"/>
        </table:table-row>
        <table:table-row table:style-name="ro12">
          <table:table-cell table:style-name="ce2"/>
          <table:table-cell table:style-name="ce2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utdown -r</text:p>
          </table:table-cell>
          <table:table-cell table:style-name="ce2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utdown -r -t 60</text:p>
          </table:table-cell>
          <table:table-cell table:style-name="ce2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6" office:value-type="string" calcext:value-type="string">
            <text:p>Windows 10</text:p>
          </table:table-cell>
          <table:table-cell table:style-name="ce46"/>
          <table:table-cell table:number-columns-repeated="1022"/>
        </table:table-row>
        <table:table-row table:style-name="ro8">
          <table:table-cell table:style-name="ce2" office:value-type="string" calcext:value-type="string">
            <text:p>powercfg.exe /hibernate off</text:p>
          </table:table-cell>
          <table:table-cell table:style-name="ce2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Планировщик задач</text:p>
          </table:table-cell>
          <table:table-cell table:style-name="ce93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cls</text:p>
          </table:table-cell>
          <table:table-cell table:style-name="ce2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46" office:value-type="string" calcext:value-type="string">
            <text:p>Добавляем пути в PATH</text:p>
          </table:table-cell>
          <table:table-cell table:style-name="ce46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11">
          <table:table-cell table:style-name="ce2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250">В диалоговом окне "</text:span><text:span text:style-name="T251">Система</text:span><text:span text:style-name="T252">" → "Дополнительные параметры системы".</text:span></text:p>
            <text:p/>
          </table:table-cell>
          <table:table-cell table:style-name="ce2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38">
          <table:table-cell table:style-name="ce2" office:value-type="string" calcext:value-type="string">
            <text:p><text:span text:style-name="T250">-&gt; На вкладке "О программе" диалогового окна "Свойства системы" -&gt; "</text:span><text:span text:style-name="T251">Переменные среды</text:span><text:span text:style-name="T252">".</text:span></text:p>
            <text:p><text:span text:style-name="T5">-&gt; "Системные переменные"</text:span></text:p>
            <text:p><text:span text:style-name="T5">-&gt; прокрутите список до переменной Path, а затем выберите ее.</text:span></text:p>
            <text:p/>
            <text:p><text:span text:style-name="T5">"Изменить" в этом диалоговом окне.</text:span></text:p>
            <text:p/>
          </table:table-cell>
          <table:table-cell table:style-name="ce2"/>
          <table:table-cell table:number-columns-repeated="1022"/>
        </table:table-row>
        <table:table-row table:style-name="ro3">
          <table:table-cell table:style-name="ce2" office:value-type="string" calcext:value-type="string">
            <text:p><text:span text:style-name="T5">Добавляем папку, в которой лежат exe-шники,</text:span></text:p>
            <text:p/>
            <text:p><text:span text:style-name="T5">жмём "ОК"</text:span></text:p>
          </table:table-cell>
          <table:table-cell table:style-name="ce2"/>
          <table:table-cell table:number-columns-repeated="1022"/>
        </table:table-row>
        <table:table-row table:style-name="ro1" table:number-rows-repeated="6">
          <table:table-cell table:style-name="ce2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.00.0000</text:date>, <text:time style:data-style-name="N2" text:time-value="15:46:22.43331008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1-10-11T16:09:01.632394314</dc:date>
    <meta:editing-cycles>500</meta:editing-cycles>
    <meta:editing-duration>PT19H37S</meta:editing-duration>
    <meta:document-statistic meta:table-count="4" meta:cell-count="791" meta:object-count="0"/>
  </office:meta>
</office:document-meta>
</file>